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420000009C4A6345A1841BF1AB.png" manifest:media-type="image/png"/>
  <manifest:file-entry manifest:full-path="Pictures/10000000000001420000009CD13F19AC58FB2B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AR"/>
    </style:style>
    <style:style style:name="P2" style:family="paragraph" style:parent-style-name="Header">
      <style:paragraph-properties fo:text-align="center" style:justify-single-word="false"/>
      <style:text-properties style:font-name="Arial2" fo:font-size="10pt" fo:language="es" fo:country="AR" officeooo:rsid="002e439c" officeooo:paragraph-rsid="002e439c" style:font-size-asian="10pt" style:font-size-complex="10pt"/>
    </style:style>
    <style:style style:name="P3"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P4"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P5"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P6"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P7"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P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P9" style:family="paragraph" style:parent-style-name="Header_20_left">
      <style:text-properties fo:language="es" fo:country="AR"/>
    </style:style>
    <style:style style:name="P10"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P11"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P12" style:family="paragraph" style:parent-style-name="Footer">
      <style:text-properties fo:language="es" fo:country="AR"/>
    </style:style>
    <style:style style:name="P13" style:family="paragraph" style:parent-style-name="Footer">
      <style:text-properties style:font-name="Arial2" fo:font-size="10pt" fo:language="es" fo:country="AR" officeooo:paragraph-rsid="002bbb0c" style:font-size-asian="10pt" style:font-size-complex="10pt"/>
    </style:style>
    <style:style style:name="P14" style:family="paragraph" style:parent-style-name="Footer_20_right">
      <style:text-properties style:font-name="Arial2" fo:font-size="10pt" fo:language="es" fo:country="AR" officeooo:paragraph-rsid="002bbb0c" style:font-size-asian="10pt" style:font-size-complex="10pt"/>
    </style:style>
    <style:style style:name="P15" style:family="paragraph" style:parent-style-name="Footer">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0pt" fo:language="es" fo:country="AR" fo:font-style="normal" style:text-underline-style="none" fo:font-weight="normal" officeooo:rsid="0046d7ca" officeooo:paragraph-rsid="002bbb0c" style:font-name-asian="AR PL UMing HK" style:font-size-asian="10pt" style:font-style-asian="normal" style:font-weight-asian="normal" style:font-name-complex="Lohit Devanagari" style:font-size-complex="10pt" style:font-style-complex="normal" style:font-weight-complex="normal"/>
    </style:style>
    <style:style style:name="P16"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17" style:family="paragraph" style:parent-style-name="Subtitle_20_FirstPage">
      <style:paragraph-properties fo:margin-top="0cm" fo:margin-bottom="1cm" loext:contextual-spacing="false" fo:text-align="center" style:justify-single-word="false" style:register-true="true">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18"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19"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0" style:family="paragraph" style:parent-style-name="Subtitle_20_FirstPage">
      <style:paragraph-properties fo:margin-top="0cm" fo:margin-bottom="1cm" loext:contextual-spacing="false" fo:line-height="100%"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1" style:family="paragraph" style:parent-style-name="Subtitle_20_FirstPage">
      <style:paragraph-properties fo:margin-top="0cm" fo:margin-bottom="1cm" loext:contextual-spacing="false" fo:text-align="start" style:justify-single-word="false" style:register-true="true">
        <style:tab-stops/>
      </style:paragraph-properties>
      <style:text-properties fo:font-variant="normal" fo:text-transform="none" style:font-name="Arial2"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2" style:family="paragraph" style:parent-style-name="Subtitle_20_FirstPage">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3"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24" style:family="paragraph" style:parent-style-name="Subtitle_20_FirstPage">
      <style:paragraph-properties fo:margin-top="0cm" fo:margin-bottom="1cm" loext:contextual-spacing="false" fo:line-height="150%" fo:text-align="start" style:justify-single-word="false" style:register-true="true">
        <style:tab-stops/>
      </style:paragraph-properties>
      <style:text-properties fo:font-variant="normal" fo:text-transform="none" style:font-name="Arial2"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25" style:family="paragraph" style:parent-style-name="Subtitle_20_FirstPage">
      <style:paragraph-properties fo:margin-top="0cm" fo:margin-bottom="1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top="0cm" fo:margin-bottom="1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1d5e91" style:font-name-asian="AR PL UMing HK" style:font-size-asian="10.5pt" style:font-style-asian="normal" style:font-weight-asian="normal" style:font-name-complex="Lohit Devanagari" style:font-size-complex="12pt" style:font-style-complex="normal" style:font-weight-complex="normal"/>
    </style:style>
    <style:style style:name="P27"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28"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29" style:family="paragraph" style:parent-style-name="Subtitle_20_FirstPage">
      <style:paragraph-properties fo:margin-top="0.201cm" fo:margin-bottom="0.598cm" loext:contextual-spacing="false" fo:line-height="100%" fo:text-align="start"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0"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31"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32" style:family="paragraph" style:parent-style-name="Text_20_body">
      <style:paragraph-properties fo:margin-top="0cm" fo:margin-bottom="0cm" loext: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2"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33"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3b9b5a" officeooo:paragraph-rsid="0055aa52"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35" style:family="paragraph" style:parent-style-name="Text_20_body">
      <loext:graphic-properties draw:fill="none" draw:fill-color="#729fcf"/>
      <style:paragraph-properties fo:margin-top="0cm" fo:margin-bottom="0cm" loext:contextual-spacing="false" fo:line-height="100%" fo:text-align="justify" style:justify-single-word="false" fo:background-color="transparent">
        <style:tab-stops/>
        <style:drop-cap/>
      </style:paragraph-properties>
      <style:text-properties style:font-name="Arial2" fo:font-size="12pt" fo:language="es" fo:country="AR" fo:font-style="normal" fo:font-weight="normal" officeooo:rsid="00689cd8" officeooo:paragraph-rsid="007dac64"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cm" loext:contextual-spacing="false" fo:line-height="100%" fo:text-align="justify" style:justify-single-word="false"/>
      <style:text-properties fo:language="es" fo:country="AR" officeooo:paragraph-rsid="00dfe6a5"/>
    </style:style>
    <style:style style:name="P37" style:family="paragraph" style:parent-style-name="Text_20_body">
      <style:paragraph-properties fo:margin-top="0cm" fo:margin-bottom="0cm" loext:contextual-spacing="false" fo:line-height="100%" fo:text-align="justify" style:justify-single-word="false"/>
      <style:text-properties fo:language="es" fo:country="AR" officeooo:paragraph-rsid="00e0d084"/>
    </style:style>
    <style:style style:name="P38" style:family="paragraph" style:parent-style-name="Bibliography_20_Heading">
      <style:paragraph-properties fo:margin-top="0cm" fo:margin-bottom="0cm" loext:contextual-spacing="false"/>
      <style:text-properties fo:language="es" fo:country="AR"/>
    </style:style>
    <style:style style:name="P39" style:family="paragraph" style:parent-style-name="Standard">
      <style:text-properties style:font-name="Arial2" fo:font-size="12pt" fo:language="es" fo:country="AR" fo:font-weight="normal" officeooo:paragraph-rsid="008f29d5" style:font-size-asian="12pt" style:font-weight-asian="normal" style:font-name-complex="DejaVu Sans Condensed2" style:font-size-complex="12pt" style:font-weight-complex="normal"/>
    </style:style>
    <style:style style:name="P40" style:family="paragraph" style:parent-style-name="Standard">
      <style:paragraph-properties fo:text-align="justify" style:justify-single-word="false"/>
      <style:text-properties style:font-name="Arial2" fo:font-size="12pt" fo:language="es" fo:country="AR" fo:font-weight="normal" officeooo:paragraph-rsid="008f29d5" style:font-size-asian="12pt" style:font-weight-asian="normal" style:font-name-complex="DejaVu Sans Condensed2" style:font-size-complex="12pt" style:font-weight-complex="normal"/>
    </style:style>
    <style:style style:name="P41" style:family="paragraph" style:parent-style-name="Standard">
      <style:paragraph-properties fo:text-align="justify" style:justify-single-word="false"/>
      <style:text-properties style:font-name="Arial2" fo:font-size="12pt" fo:language="es" fo:country="AR" fo:font-weight="normal" officeooo:rsid="0147e11c" officeooo:paragraph-rsid="008f29d5" style:font-size-asian="12pt" style:font-weight-asian="normal" style:font-name-complex="DejaVu Sans Condensed2" style:font-size-complex="12pt" style:font-weight-complex="normal"/>
    </style:style>
    <style:style style:name="P42" style:family="paragraph" style:parent-style-name="Standard">
      <style:paragraph-properties fo:text-align="justify" style:justify-single-word="false"/>
      <style:text-properties style:font-name="Arial2" fo:font-size="12pt" fo:language="es" fo:country="AR" fo:font-style="normal" fo:font-weight="normal" officeooo:rsid="00b793ca" officeooo:paragraph-rsid="008f29d5" style:font-size-asian="12pt" style:font-style-asian="normal" style:font-weight-asian="normal" style:font-name-complex="DejaVu Sans Condensed2" style:font-size-complex="12pt" style:font-style-complex="normal" style:font-weight-complex="normal"/>
    </style:style>
    <style:style style:name="P43" style:family="paragraph" style:parent-style-name="Standard">
      <style:paragraph-properties fo:text-align="justify" style:justify-single-word="false"/>
      <style:text-properties style:font-name="Arial2"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Arial2" fo:font-size="12pt" fo:language="es" fo:country="AR" officeooo:paragraph-rsid="008f29d5" style:font-size-asian="12pt" style:font-size-complex="12pt"/>
    </style:style>
    <style:style style:name="P46" style:family="paragraph" style:parent-style-name="Standard">
      <style:paragraph-properties fo:text-align="justify" style:justify-single-word="false"/>
      <style:text-properties style:font-name="Arial2" fo:font-size="12pt" officeooo:rsid="008f29d5" officeooo:paragraph-rsid="008f29d5" style:font-size-asian="12pt" style:font-size-complex="12pt"/>
    </style:style>
    <style:style style:name="P47" style:family="paragraph" style:parent-style-name="Standard">
      <style:paragraph-properties fo:text-align="center" style:justify-single-word="false"/>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48" style:family="paragraph" style:parent-style-name="Standard">
      <style:paragraph-properties fo:text-align="center" style:justify-single-word="false"/>
      <style:text-properties style:font-name="Arial2"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49" style:family="paragraph" style:parent-style-name="Standard">
      <style:paragraph-properties fo:text-align="justify" style:justify-single-word="false"/>
      <style:text-properties style:font-name="Liberation Sans" fo:font-size="10pt" fo:font-weight="normal" officeooo:paragraph-rsid="008f29d5" style:font-size-asian="10pt" style:font-weight-asian="normal" style:font-name-complex="DejaVu Sans Condensed2" style:font-size-complex="10pt" style:font-weight-complex="normal"/>
    </style:style>
    <style:style style:name="P50" style:family="paragraph" style:parent-style-name="Standard">
      <style:paragraph-properties fo:text-align="justify" style:justify-single-word="false"/>
      <style:text-properties style:font-name="Liberation Sans" fo:font-size="10pt" fo:font-weight="normal" officeooo:rsid="0147e11c" officeooo:paragraph-rsid="008f29d5" style:font-size-asian="10pt" style:font-weight-asian="normal" style:font-name-complex="DejaVu Sans Condensed2" style:font-size-complex="10pt" style:font-weight-complex="normal"/>
    </style:style>
    <style:style style:name="P51" style:family="paragraph" style:parent-style-name="Standard">
      <style:paragraph-properties fo:text-align="justify" style:justify-single-word="false"/>
      <style:text-properties officeooo:paragraph-rsid="008f29d5"/>
    </style:style>
    <style:style style:name="P52" style:family="paragraph" style:parent-style-name="Standard">
      <style:text-properties fo:language="es" fo:country="AR" officeooo:paragraph-rsid="00200255"/>
    </style:style>
    <style:style style:name="P53" style:family="paragraph" style:parent-style-name="Text_20_body">
      <style:paragraph-properties fo:text-align="end" style:justify-single-word="false"/>
      <style:text-properties officeooo:paragraph-rsid="00992058"/>
    </style:style>
    <style:style style:name="P54" style:family="paragraph" style:parent-style-name="Text_20_body">
      <style:paragraph-properties fo:text-align="end" style:justify-single-word="false"/>
      <style:text-properties officeooo:paragraph-rsid="009b048d"/>
    </style:style>
    <style:style style:name="P55" style:family="paragraph" style:parent-style-name="Text_20_body">
      <style:text-properties fo:language="es" fo:country="AR"/>
    </style:style>
    <style:style style:name="P56" style:family="paragraph" style:parent-style-name="Text_20_body">
      <style:paragraph-properties fo:text-align="end" style:justify-single-word="false"/>
      <style:text-properties fo:language="es" fo:country="AR" fo:font-weight="bold" officeooo:rsid="0027d5d3" officeooo:paragraph-rsid="0027d5d3" style:font-weight-asian="bold" style:font-weight-complex="bold"/>
    </style:style>
    <style:style style:name="P57" style:family="paragraph" style:parent-style-name="Text_20_body">
      <style:text-properties fo:language="es" fo:country="AR" fo:font-style="italic" style:font-style-asian="italic" style:font-style-complex="italic"/>
    </style:style>
    <style:style style:name="P58" style:family="paragraph" style:parent-style-name="Text_20_body">
      <style:text-properties style:font-name="Arial2" fo:font-size="12pt" fo:language="es" fo:country="AR" officeooo:rsid="00782ff4" officeooo:paragraph-rsid="0024168e" style:font-size-asian="12pt" style:font-size-complex="12pt"/>
    </style:style>
    <style:style style:name="P59" style:family="paragraph" style:parent-style-name="Text_20_body">
      <style:paragraph-properties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60" style:family="paragraph" style:parent-style-name="Text_20_body">
      <style:paragraph-properties fo:line-height="100%"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61" style:family="paragraph" style:parent-style-name="Text_20_body">
      <style:text-properties style:font-name="Arial2" fo:font-size="12pt" fo:language="es" fo:country="AR" fo:font-weight="normal" officeooo:rsid="008cffd8" style:font-size-asian="12pt" style:font-weight-asian="normal" style:font-size-complex="12pt" style:font-weight-complex="normal"/>
    </style:style>
    <style:style style:name="P62"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63"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4efaad"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8b0477" style:font-size-asian="12pt" style:font-style-asian="normal" style:font-weight-asian="normal" style:font-size-complex="12pt" style:font-style-complex="normal" style:font-weight-complex="normal"/>
    </style:style>
    <style:style style:name="P65"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66"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dd077" style:font-size-asian="12pt" style:font-style-asian="normal" style:font-weight-asian="normal" style:font-size-complex="12pt" style:font-style-complex="normal" style:font-weight-complex="normal"/>
    </style:style>
    <style:style style:name="P67"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330b6b" style:font-size-asian="12pt" style:font-style-asian="normal" style:font-weight-asian="normal" style:font-size-complex="12pt" style:font-style-complex="normal" style:font-weight-complex="normal"/>
    </style:style>
    <style:style style:name="P68"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69"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00%" fo:text-align="justify" style:justify-single-word="false"/>
      <style:text-properties style:font-name="Arial2" fo:font-size="12pt" fo:language="es" fo:country="AR" fo:font-style="normal" fo:font-weight="normal" officeooo:rsid="003b9b5a" officeooo:paragraph-rsid="004efaad" style:font-size-asian="12pt" style:font-style-asian="normal" style:font-weight-asian="normal" style:font-size-complex="12pt" style:font-style-complex="normal" style:font-weight-complex="normal"/>
    </style:style>
    <style:style style:name="P71" style:family="paragraph" style:parent-style-name="Text_20_body">
      <style:paragraph-properties fo:line-height="100%" fo:text-align="justify" style:justify-single-word="false"/>
      <style:text-properties style:font-name="Arial2" fo:font-size="12pt" fo:language="es" fo:country="AR" fo:font-style="normal" fo:font-weight="normal" officeooo:rsid="0040d950" officeooo:paragraph-rsid="004efaad" style:font-size-asian="12pt" style:font-style-asian="normal" style:font-weight-asian="normal" style:font-size-complex="12pt" style:font-style-complex="normal" style:font-weight-complex="normal"/>
    </style:style>
    <style:style style:name="P72" style:family="paragraph" style:parent-style-name="Text_20_body">
      <style:paragraph-properties fo:line-height="100%" fo:text-align="justify" style:justify-single-word="false"/>
      <style:text-properties style:font-name="Arial2" fo:font-size="12pt" fo:language="es" fo:country="AR" fo:font-style="normal" fo:font-weight="normal" officeooo:rsid="00464524" officeooo:paragraph-rsid="004efaad" style:font-size-asian="12pt" style:font-style-asian="normal" style:font-weight-asian="normal" style:font-size-complex="12pt" style:font-style-complex="normal" style:font-weight-complex="normal"/>
    </style:style>
    <style:style style:name="P73" style:family="paragraph" style:parent-style-name="Text_20_body">
      <style:paragraph-properties fo:line-height="100%" fo:text-align="justify" style:justify-single-word="false"/>
      <style:text-properties style:font-name="Arial2"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74" style:family="paragraph" style:parent-style-name="Text_20_body">
      <style:paragraph-properties fo:line-height="100%" fo:text-align="justify" style:justify-single-word="false"/>
      <style:text-properties style:font-name="Arial2" fo:font-size="16pt" fo:language="es" fo:country="AR" fo:font-style="normal" fo:font-weight="bold" officeooo:rsid="00689cd8" officeooo:paragraph-rsid="0024168e" style:font-size-asian="16pt" style:font-style-asian="normal" style:font-weight-asian="bold" style:font-size-complex="16pt" style:font-style-complex="normal" style:font-weight-complex="bold"/>
    </style:style>
    <style:style style:name="P75" style:family="paragraph" style:parent-style-name="Text_20_body">
      <style:paragraph-properties fo:text-align="end" style:justify-single-word="false"/>
      <style:text-properties style:font-name="Arial2" fo:font-size="20pt" fo:language="es" fo:country="AR" fo:font-weight="bold" officeooo:rsid="00637006" officeooo:paragraph-rsid="00637006" style:font-size-asian="17.5pt" style:font-weight-asian="bold" style:font-size-complex="20pt" style:font-weight-complex="bold"/>
    </style:style>
    <style:style style:name="P76" style:family="paragraph" style:parent-style-name="Text_20_body">
      <style:text-properties officeooo:paragraph-rsid="00f425f5"/>
    </style:style>
    <style:style style:name="P77"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80"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81" style:family="paragraph" style:parent-style-name="Text_20_body">
      <style:paragraph-properties fo:margin-top="0.101cm" fo:margin-bottom="0.101cm" loext:contextual-spacing="false"/>
      <style:text-properties fo:language="es" fo:country="AR" fo:font-style="italic" style:font-style-asian="italic" style:font-style-complex="italic"/>
    </style:style>
    <style:style style:name="P82" style:family="paragraph" style:parent-style-name="Text_20_body">
      <style:paragraph-properties fo:break-before="column"/>
      <style:text-properties style:font-name="Arial2" fo:font-size="12pt" fo:language="es" fo:country="AR" fo:font-style="italic" fo:font-weight="normal" style:font-size-asian="12pt" style:font-style-asian="italic" style:font-weight-asian="normal" style:font-size-complex="12pt" style:font-style-complex="italic" style:font-weight-complex="normal"/>
    </style:style>
    <style:style style:name="P83" style:family="paragraph" style:parent-style-name="Text_20_body">
      <style:paragraph-properties fo:break-before="column"/>
      <style:text-properties fo:language="es" fo:country="AR" fo:font-style="italic" style:font-style-asian="italic" style:font-style-complex="italic"/>
    </style:style>
    <style:style style:name="P84" style:family="paragraph" style:parent-style-name="Text_20_body">
      <style:paragraph-properties fo:text-align="start" style:justify-single-word="false" fo:break-before="column"/>
      <style:text-properties fo:font-style="italic" officeooo:rsid="0104ff9a" officeooo:paragraph-rsid="0104ff9a" style:font-style-asian="italic" style:font-style-complex="italic"/>
    </style:style>
    <style:style style:name="P85" style:family="paragraph" style:parent-style-name="Table_20_Heading">
      <style:text-properties style:font-name="Arial2" fo:font-size="12pt" fo:language="es" fo:country="AR" officeooo:rsid="006ab64b" officeooo:paragraph-rsid="00200255" style:font-size-asian="12pt" style:font-size-complex="12pt"/>
    </style:style>
    <style:style style:name="P86" style:family="paragraph" style:parent-style-name="Table_20_Heading">
      <style:text-properties style:font-name="Arial2" fo:font-size="12pt" fo:language="es" fo:country="AR" officeooo:paragraph-rsid="00200255" style:font-size-asian="12pt" style:font-size-complex="12pt"/>
    </style:style>
    <style:style style:name="P87" style:family="paragraph" style:parent-style-name="Table_20_Contents">
      <style:text-properties style:font-name="Arial2" fo:font-size="12pt" fo:language="es" fo:country="AR" officeooo:rsid="0068b6a2" officeooo:paragraph-rsid="0068b6a2" style:font-size-asian="12pt" style:font-size-complex="12pt"/>
    </style:style>
    <style:style style:name="P88" style:family="paragraph" style:parent-style-name="Table_20_Contents">
      <style:text-properties style:font-name="Arial2" fo:font-size="12pt" fo:language="es" fo:country="AR" officeooo:rsid="006b92d6" officeooo:paragraph-rsid="00200255" style:font-size-asian="12pt" style:font-size-complex="12pt"/>
    </style:style>
    <style:style style:name="P89" style:family="paragraph" style:parent-style-name="Table_20_Contents">
      <style:text-properties style:font-name="Arial2" fo:font-size="12pt" fo:language="es" fo:country="AR" officeooo:rsid="008f310f" officeooo:paragraph-rsid="00200255" style:font-size-asian="12pt" style:font-size-complex="12pt"/>
    </style:style>
    <style:style style:name="P90" style:family="paragraph" style:parent-style-name="Table_20_Contents">
      <style:text-properties style:font-name="Arial2" fo:font-size="12pt" fo:language="es" fo:country="AR" officeooo:rsid="00a9fccc" officeooo:paragraph-rsid="00a9fccc" style:font-size-asian="12pt" style:font-size-complex="12pt"/>
    </style:style>
    <style:style style:name="P91" style:family="paragraph" style:parent-style-name="Table_20_Contents">
      <style:text-properties style:font-name="Arial2" fo:font-size="12pt" fo:language="es" fo:country="AR" officeooo:rsid="00c2eb4b" officeooo:paragraph-rsid="00200255" style:font-size-asian="12pt" style:font-size-complex="12pt"/>
    </style:style>
    <style:style style:name="P92" style:family="paragraph" style:parent-style-name="Table_20_Contents">
      <style:text-properties style:font-name="Arial2" fo:font-size="12pt" fo:language="es" fo:country="AR" officeooo:rsid="006ab64b" officeooo:paragraph-rsid="00200255" style:font-size-asian="12pt" style:font-size-complex="12pt"/>
    </style:style>
    <style:style style:name="P93" style:family="paragraph" style:parent-style-name="Table_20_Contents">
      <style:text-properties style:font-name="Arial2" fo:font-size="12pt" fo:language="es" fo:country="AR" officeooo:rsid="00aec865" officeooo:paragraph-rsid="00200255" style:font-size-asian="12pt" style:font-size-complex="12pt"/>
    </style:style>
    <style:style style:name="P94" style:family="paragraph" style:parent-style-name="Table_20_Contents">
      <style:text-properties style:font-name="Arial2" fo:font-size="12pt" fo:language="es" fo:country="AR" officeooo:paragraph-rsid="00200255" style:font-size-asian="12pt" style:font-size-complex="12pt"/>
    </style:style>
    <style:style style:name="P95" style:family="paragraph" style:parent-style-name="Table_20_Contents">
      <style:text-properties style:font-name="Arial2" fo:font-size="12pt" fo:language="es" fo:country="AR" officeooo:rsid="00cf1e7f" officeooo:paragraph-rsid="00200255" style:font-size-asian="12pt" style:font-size-complex="12pt"/>
    </style:style>
    <style:style style:name="P96" style:family="paragraph" style:parent-style-name="Table_20_Contents">
      <style:text-properties style:font-name="Arial2" fo:font-size="12pt" fo:language="es" fo:country="AR" officeooo:rsid="00ab775e" officeooo:paragraph-rsid="00200255" style:font-size-asian="12pt" style:font-size-complex="12pt"/>
    </style:style>
    <style:style style:name="P97" style:family="paragraph" style:parent-style-name="Table_20_Contents">
      <style:text-properties style:font-name="Arial2" fo:font-size="12pt" fo:language="es" fo:country="AR" officeooo:rsid="00a7b2fc" officeooo:paragraph-rsid="00200255" style:font-size-asian="12pt" style:font-size-complex="12pt"/>
    </style:style>
    <style:style style:name="P98" style:family="paragraph" style:parent-style-name="Table_20_Contents">
      <style:text-properties style:font-name="Arial2" fo:font-size="12pt" fo:language="es" fo:country="AR" officeooo:rsid="00dd5f23" officeooo:paragraph-rsid="00200255" style:font-size-asian="12pt" style:font-size-complex="12pt"/>
    </style:style>
    <style:style style:name="P99" style:family="paragraph" style:parent-style-name="Table_20_Contents">
      <style:text-properties style:font-name="Arial2" fo:font-size="12pt" fo:language="es" fo:country="AR" officeooo:rsid="0096e696" officeooo:paragraph-rsid="00200255" style:font-size-asian="12pt" style:font-size-complex="12pt"/>
    </style:style>
    <style:style style:name="P100" style:family="paragraph" style:parent-style-name="Table_20_Contents">
      <style:text-properties style:font-name="Arial2" fo:font-size="12pt" fo:language="es" fo:country="AR" officeooo:rsid="0092d510" officeooo:paragraph-rsid="00200255" style:font-size-asian="12pt" style:font-size-complex="12pt"/>
    </style:style>
    <style:style style:name="P101" style:family="paragraph" style:parent-style-name="Table_20_Contents">
      <style:text-properties style:font-name="Arial2" fo:font-size="12pt" fo:language="es" fo:country="AR" officeooo:rsid="00b06178" officeooo:paragraph-rsid="00200255" style:font-size-asian="12pt" style:font-size-complex="12pt"/>
    </style:style>
    <style:style style:name="P102" style:family="paragraph" style:parent-style-name="Table_20_Contents">
      <style:text-properties style:font-name="Arial2" fo:font-size="12pt" fo:language="es" fo:country="AR" officeooo:rsid="009595fc" officeooo:paragraph-rsid="00200255" style:font-size-asian="12pt" style:font-size-complex="12pt"/>
    </style:style>
    <style:style style:name="P103" style:family="paragraph" style:parent-style-name="Table_20_Contents">
      <style:text-properties style:font-name="Arial2" fo:font-size="12pt" fo:language="es" fo:country="AR" officeooo:rsid="00abf788" officeooo:paragraph-rsid="00200255" style:font-size-asian="12pt" style:font-size-complex="12pt"/>
    </style:style>
    <style:style style:name="P104" style:family="paragraph" style:parent-style-name="Table_20_Contents">
      <style:text-properties style:font-name="Arial2" fo:font-size="12pt" fo:language="es" fo:country="AR" officeooo:rsid="00a5fd75" officeooo:paragraph-rsid="00200255" style:font-size-asian="12pt" style:font-size-complex="12pt"/>
    </style:style>
    <style:style style:name="P105" style:family="paragraph" style:parent-style-name="Table_20_Contents">
      <style:text-properties style:font-name="Arial2" fo:font-size="12pt" fo:language="es" fo:country="AR" officeooo:rsid="00b1e136" officeooo:paragraph-rsid="00b1e136" style:font-size-asian="12pt" style:font-size-complex="12pt"/>
    </style:style>
    <style:style style:name="P106" style:family="paragraph" style:parent-style-name="Table_20_Contents">
      <style:text-properties style:font-name="Arial2" fo:font-size="12pt" fo:language="es" fo:country="AR" officeooo:rsid="00b85491" officeooo:paragraph-rsid="00b85491" style:font-size-asian="12pt" style:font-size-complex="12pt"/>
    </style:style>
    <style:style style:name="P107" style:family="paragraph" style:parent-style-name="Table_20_Contents">
      <style:text-properties style:font-name="Arial2" fo:font-size="12pt" fo:language="es" fo:country="AR" officeooo:rsid="00b9bddc" officeooo:paragraph-rsid="00b9bddc" style:font-size-asian="12pt" style:font-size-complex="12pt"/>
    </style:style>
    <style:style style:name="P108" style:family="paragraph" style:parent-style-name="Table_20_Contents">
      <style:paragraph-properties fo:line-height="100%"/>
      <style:text-properties style:font-name="Arial2" fo:font-size="12pt" fo:language="es" fo:country="AR" officeooo:rsid="00bd555f" officeooo:paragraph-rsid="00bd555f" style:font-size-asian="12pt" style:font-size-complex="12pt"/>
    </style:style>
    <style:style style:name="P109" style:family="paragraph" style:parent-style-name="Table_20_Contents">
      <style:text-properties style:font-name="Arial2" fo:font-size="12pt" fo:language="es" fo:country="AR" officeooo:rsid="00bd555f" officeooo:paragraph-rsid="00bd555f" style:font-size-asian="12pt" style:font-size-complex="12pt"/>
    </style:style>
    <style:style style:name="P110" style:family="paragraph" style:parent-style-name="Table_20_Contents">
      <style:text-properties style:font-name="Arial2" fo:font-size="12pt" fo:language="es" fo:country="AR" officeooo:rsid="00d3d2a1" officeooo:paragraph-rsid="00d3d2a1" style:font-size-asian="12pt" style:font-size-complex="12pt"/>
    </style:style>
    <style:style style:name="P111" style:family="paragraph" style:parent-style-name="Table_20_Contents">
      <style:text-properties style:font-name="Arial2" fo:font-size="12pt" fo:language="es" fo:country="AR" officeooo:rsid="00d3d2a1" officeooo:paragraph-rsid="00200255" style:font-size-asian="12pt" style:font-size-complex="12pt"/>
    </style:style>
    <style:style style:name="P112" style:family="paragraph" style:parent-style-name="Table_20_Contents">
      <style:text-properties style:font-name="Arial2" fo:font-size="12pt" fo:language="es" fo:country="AR" officeooo:rsid="00db587b" officeooo:paragraph-rsid="00db587b" style:font-size-asian="12pt" style:font-size-complex="12pt"/>
    </style:style>
    <style:style style:name="P113" style:family="paragraph" style:parent-style-name="Contents_20_2">
      <style:paragraph-properties>
        <style:tab-stops>
          <style:tab-stop style:position="16.002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Contents_20_1">
      <style:paragraph-properties>
        <style:tab-stops>
          <style:tab-stop style:position="16.501cm" style:type="right" style:leader-style="dotted" style:leader-text="."/>
        </style:tab-stops>
      </style:paragraph-properties>
    </style:style>
    <style:style style:name="P116" style:family="paragraph" style:parent-style-name="Contents_20_3">
      <style:paragraph-properties>
        <style:tab-stops>
          <style:tab-stop style:position="15.503cm" style:type="right" style:leader-style="dotted" style:leader-text="."/>
        </style:tab-stops>
      </style:paragraph-properties>
    </style:style>
    <style:style style:name="P117" style:family="paragraph" style:parent-style-name="Standard" style:master-page-name="Dedicatoria">
      <style:paragraph-properties fo:text-align="center" style:justify-single-word="false" style:page-number="auto"/>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118" style:family="paragraph" style:parent-style-name="Text_20_body" style:list-style-name="Lista_20_1_20_sebas"/>
    <style:style style:name="P119" style:family="paragraph" style:parent-style-name="Text_20_body" style:list-style-name="Lista_20_1_20_sebas">
      <style:text-properties officeooo:paragraph-rsid="00f425f5"/>
    </style:style>
    <style:style style:name="P120" style:family="paragraph" style:parent-style-name="Text_20_body" style:list-style-name="Lista_20_1_20_sebas">
      <style:text-properties officeooo:paragraph-rsid="00fa33d0"/>
    </style:style>
    <style:style style:name="P121" style:family="paragraph" style:parent-style-name="Text_20_body" style:list-style-name="Lista_20_1_20_sebas">
      <style:text-properties fo:language="es" fo:country="AR"/>
    </style:style>
    <style:style style:name="P122" style:family="paragraph" style:parent-style-name="Text_20_body" style:list-style-name="Lista_20_1_20_sebas">
      <style:text-properties fo:language="es" fo:country="AR" officeooo:paragraph-rsid="00f425f5"/>
    </style:style>
    <style:style style:name="P123" style:family="paragraph" style:parent-style-name="Text_20_body" style:list-style-name="Lista_20_1_20_sebas">
      <style:text-properties fo:language="es" fo:country="AR" officeooo:paragraph-rsid="00ef8db1"/>
    </style:style>
    <style:style style:name="P124" style:family="paragraph" style:parent-style-name="Text_20_body" style:list-style-name="Lista_20_1_20_sebas">
      <style:text-properties fo:language="es" fo:country="AR" officeooo:paragraph-rsid="00f2281e"/>
    </style:style>
    <style:style style:name="P125" style:family="paragraph" style:parent-style-name="Text_20_body" style:list-style-name="Lista_20_1_20_sebas">
      <style:text-properties fo:language="es" fo:country="AR" officeooo:paragraph-rsid="00fcdd52"/>
    </style:style>
    <style:style style:name="P126" style:family="paragraph" style:parent-style-name="Text_20_body" style:list-style-name="Lista_20_1_20_sebas">
      <style:text-properties fo:language="es" fo:country="AR" officeooo:paragraph-rsid="00fee329"/>
    </style:style>
    <style:style style:name="P127" style:family="paragraph" style:parent-style-name="Text_20_body" style:list-style-name="Lista_20_1_20_sebas">
      <style:text-properties fo:language="es" fo:country="AR" officeooo:paragraph-rsid="00f9ccf4"/>
    </style:style>
    <style:style style:name="P128" style:family="paragraph" style:parent-style-name="Text_20_body" style:list-style-name="Lista_20_1_20_sebas">
      <style:text-properties fo:language="es" fo:country="AR" officeooo:paragraph-rsid="01021d80"/>
    </style:style>
    <style:style style:name="P129" style:family="paragraph" style:parent-style-name="Text_20_body" style:list-style-name="Lista_20_1_20_sebas">
      <style:text-properties fo:language="es" fo:country="AR" officeooo:paragraph-rsid="0102c559"/>
    </style:style>
    <style:style style:name="P130" style:family="paragraph" style:parent-style-name="Text_20_body" style:list-style-name="Lista_20_1_20_sebas">
      <style:text-properties style:font-name="Arial2"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131" style:family="paragraph" style:parent-style-name="Text_20_body" style:list-style-name="Lista_20_1_20_sebas">
      <style:text-properties style:font-name="Arial2"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132" style:family="paragraph" style:parent-style-name="Text_20_body" style:list-style-name="Lista_20_1_20_sebas">
      <style:text-properties style:font-name="Arial2"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133" style:family="paragraph" style:parent-style-name="Text_20_body" style:list-style-name="Lista_20_1_20_sebas">
      <style:text-properties style:font-name="Arial2"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134" style:family="paragraph" style:parent-style-name="Text_20_body" style:list-style-name="Lista_20_1_20_sebas">
      <style:text-properties style:font-name="Arial2"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135" style:family="paragraph" style:parent-style-name="Text_20_body" style:list-style-name="Lista_20_1_20_sebas">
      <style:text-properties style:font-name="Arial2"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136" style:family="paragraph" style:parent-style-name="Text_20_body">
      <style:paragraph-properties fo:text-align="start" style:justify-single-word="false"/>
      <style:text-properties style:font-name="Arial2"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137" style:family="paragraph" style:parent-style-name="Text_20_body" style:list-style-name="Lista_20_1_20_sebas">
      <style:text-properties fo:font-style="normal" officeooo:rsid="00e4c5d3" officeooo:paragraph-rsid="00f425f5" style:font-style-asian="normal" style:font-style-complex="normal"/>
    </style:style>
    <style:style style:name="P138" style:family="paragraph" style:parent-style-name="Text_20_body" style:list-style-name="Lista_20_1_20_sebas">
      <style:text-properties fo:font-style="normal" officeooo:rsid="00e81327" officeooo:paragraph-rsid="00f425f5" style:font-style-asian="normal" style:font-style-complex="normal"/>
    </style:style>
    <style:style style:name="P139" style:family="paragraph" style:parent-style-name="Text_20_body" style:list-style-name="Lista_20_1_20_sebas">
      <style:text-properties fo:font-style="normal" officeooo:rsid="00ef8db1" officeooo:paragraph-rsid="00ef8db1" style:font-style-asian="normal" style:font-style-complex="normal"/>
    </style:style>
    <style:style style:name="P140" style:family="paragraph" style:parent-style-name="Text_20_body" style:list-style-name="Lista_20_1_20_sebas">
      <style:paragraph-properties fo:text-align="justify" style:justify-single-word="false"/>
      <style:text-properties fo:font-style="normal" officeooo:rsid="00f2281e" officeooo:paragraph-rsid="00f2281e" style:font-style-asian="normal" style:font-style-complex="normal"/>
    </style:style>
    <style:style style:name="P141" style:family="paragraph" style:parent-style-name="Text_20_body" style:list-style-name="Lista_20_1_20_sebas">
      <style:text-properties officeooo:rsid="00fcdd52" officeooo:paragraph-rsid="00fcdd52"/>
    </style:style>
    <style:style style:name="P142" style:family="paragraph" style:parent-style-name="Text_20_body" style:list-style-name="Lista_20_1_20_sebas">
      <style:text-properties officeooo:rsid="00fee329" officeooo:paragraph-rsid="00fee329"/>
    </style:style>
    <style:style style:name="P143" style:family="paragraph" style:parent-style-name="Text_20_body" style:list-style-name="Lista_20_1_20_sebas">
      <style:text-properties officeooo:rsid="00f9ccf4" officeooo:paragraph-rsid="00f9ccf4"/>
    </style:style>
    <style:style style:name="P144" style:family="paragraph" style:parent-style-name="Text_20_body" style:list-style-name="Lista_20_1_20_sebas">
      <style:text-properties officeooo:rsid="00fa33d0" officeooo:paragraph-rsid="00fa33d0"/>
    </style:style>
    <style:style style:name="P145" style:family="paragraph" style:parent-style-name="Text_20_body" style:list-style-name="Lista_20_1_20_sebas">
      <style:text-properties officeooo:rsid="01021d80" officeooo:paragraph-rsid="01021d80"/>
    </style:style>
    <style:style style:name="P146" style:family="paragraph" style:parent-style-name="Text_20_body" style:list-style-name="Lista_20_1_20_sebas">
      <style:text-properties officeooo:rsid="0102c559" officeooo:paragraph-rsid="0102c559"/>
    </style:style>
    <style:style style:name="P147" style:family="paragraph" style:parent-style-name="Text_20_body" style:list-style-name="Lista_20_1_20_sebas">
      <style:paragraph-properties fo:break-before="column"/>
      <style:text-properties fo:language="es" fo:country="AR" officeooo:paragraph-rsid="00f133b3"/>
    </style:style>
    <style:style style:name="P148" style:family="paragraph" style:parent-style-name="Text_20_body" style:list-style-name="Lista_20_1_20_sebas">
      <style:paragraph-properties fo:break-before="column"/>
      <style:text-properties fo:language="es" fo:country="AR" officeooo:paragraph-rsid="00fee329"/>
    </style:style>
    <style:style style:name="P149" style:family="paragraph" style:parent-style-name="Text_20_body" style:list-style-name="Lista_20_1_20_sebas">
      <style:paragraph-properties fo:break-before="column"/>
      <style:text-properties officeooo:paragraph-rsid="00fa33d0"/>
    </style:style>
    <style:style style:name="P150"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151"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152"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153"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154" style:family="paragraph" style:parent-style-name="Subtitle_20_FirstPage" style:master-page-name="Caratula1">
      <style:paragraph-properties fo:margin-top="0cm" fo:margin-bottom="1cm" loext:contextual-spacing="false" style:register-true="true" style:page-number="auto">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155" style:family="paragraph" style:parent-style-name="Subtitle_20_FirstPage" style:master-page-name="Caratula2">
      <style:paragraph-properties fo:margin-top="0cm" fo:margin-bottom="1cm" loext:contextual-spacing="false" fo:text-align="center" style:justify-single-word="false" style:register-true="true" style:page-number="auto">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156" style:family="paragraph" style:parent-style-name="Table_20_Contents" style:list-style-name="L1">
      <loext:graphic-properties draw:fill="none" draw:fill-color="#729fcf"/>
      <style:paragraph-properties fo:margin-left="0.499cm" fo:margin-right="0cm" fo:margin-top="0.09cm" fo:margin-bottom="0.09cm" loext:contextual-spacing="false" style:register-true="true" fo:text-indent="-0.499cm" style:auto-text-indent="false" fo:background-color="transparent" text:number-lines="false" text:line-number="0">
        <style:tab-stops>
          <style:tab-stop style:position="0.106cm"/>
        </style:tab-stops>
      </style:paragraph-properties>
      <style:text-properties style:font-name="Arial2" fo:font-size="12pt" fo:language="es" fo:country="AR" officeooo:rsid="00aea5d7" officeooo:paragraph-rsid="00200255" style:font-size-asian="12pt" style:font-size-complex="12pt"/>
    </style:style>
    <style:style style:name="P157" style:family="paragraph" style:parent-style-name="Table_20_Contents" style:list-style-name="L1">
      <loext:graphic-properties draw:fill="none" draw:fill-color="#729fcf"/>
      <style:paragraph-properties fo:margin-left="0.4cm" fo:margin-right="0cm" fo:margin-top="0.09cm" fo:margin-bottom="0.09cm" loext:contextual-spacing="false" style:register-true="true" fo:text-indent="-0.4cm" style:auto-text-indent="false" fo:background-color="transparent" text:number-lines="false" text:line-number="0">
        <style:tab-stops>
          <style:tab-stop style:position="0.106cm"/>
        </style:tab-stops>
      </style:paragraph-properties>
      <style:text-properties style:font-name="Arial2" fo:font-size="12pt" fo:language="es" fo:country="AR" officeooo:rsid="00aea5d7" officeooo:paragraph-rsid="00200255" style:font-size-asian="12pt" style:font-size-complex="12pt"/>
    </style:style>
    <style:style style:name="P158" style:family="paragraph" style:parent-style-name="Table_20_Contents" style:list-style-name="L2">
      <loext:graphic-properties draw:fill="none" draw:fill-color="#729fcf"/>
      <style:paragraph-properties fo:margin-left="0.4cm" fo:margin-right="0cm" fo:margin-top="0.09cm" fo:margin-bottom="0.09cm" loext:contextual-spacing="false" style:register-true="true" fo:text-indent="-0.4cm" style:auto-text-indent="false" fo:background-color="transparent" text:number-lines="false" text:line-number="0">
        <style:tab-stops>
          <style:tab-stop style:position="0.106cm"/>
        </style:tab-stops>
      </style:paragraph-properties>
      <style:text-properties style:font-name="Arial2" fo:font-size="12pt" fo:language="es" fo:country="AR" officeooo:rsid="00a38ca3" officeooo:paragraph-rsid="00200255" style:font-size-asian="12pt" style:font-size-complex="12pt"/>
    </style:style>
    <style:style style:name="P159" style:family="paragraph" style:parent-style-name="Table_20_Contents" style:list-style-name="L2">
      <loext:graphic-properties draw:fill="none" draw:fill-color="#729fcf"/>
      <style:paragraph-properties fo:margin-left="0.4cm" fo:margin-right="0cm" fo:margin-top="0.09cm" fo:margin-bottom="0.09cm" loext:contextual-spacing="false" style:register-true="true" fo:text-indent="-0.4cm" style:auto-text-indent="false" fo:background-color="transparent" text:number-lines="false" text:line-number="0">
        <style:tab-stops>
          <style:tab-stop style:position="0.106cm"/>
        </style:tab-stops>
      </style:paragraph-properties>
      <style:text-properties officeooo:paragraph-rsid="00200255"/>
    </style:style>
    <style:style style:name="P160" style:family="paragraph" style:parent-style-name="Heading_20_1" style:master-page-name="Resumen">
      <style:paragraph-properties fo:text-align="start" style:justify-single-word="false" style:page-number="1"/>
      <style:text-properties officeooo:paragraph-rsid="00a42b22"/>
    </style:style>
    <style:style style:name="P161" style:family="paragraph" style:parent-style-name="Heading_20_1" style:master-page-name="Agradecimientos">
      <style:paragraph-properties fo:text-align="start" style:justify-single-word="false" style:page-number="auto" fo:break-before="auto" fo:break-after="auto"/>
      <style:text-properties style:font-name="Arial2" fo:font-size="20pt" fo:language="es" fo:country="AR" style:font-size-asian="20pt" style:font-size-complex="20pt"/>
    </style:style>
    <style:style style:name="P162" style:family="paragraph" style:parent-style-name="Heading_20_1" style:master-page-name="Lista_20_de_20_Figuras">
      <style:paragraph-properties style:page-number="auto" fo:break-before="page"/>
      <style:text-properties fo:language="es" fo:country="AR" officeooo:rsid="00979204" officeooo:paragraph-rsid="00979204"/>
    </style:style>
    <style:style style:name="P163" style:family="paragraph" style:parent-style-name="Heading_20_1" style:master-page-name="Lista_20_de_20_Tablas">
      <style:paragraph-properties style:page-number="auto" fo:break-before="page"/>
      <style:text-properties fo:language="es" fo:country="AR" officeooo:rsid="00992058" officeooo:paragraph-rsid="00992058"/>
    </style:style>
    <style:style style:name="P164" style:family="paragraph" style:parent-style-name="Heading_20_1" style:master-page-name="Anotaciones">
      <style:paragraph-properties style:page-number="auto" fo:break-before="page"/>
      <style:text-properties officeooo:paragraph-rsid="009b048d"/>
    </style:style>
    <style:style style:name="P165" style:family="paragraph" style:parent-style-name="Heading_20_1" style:master-page-name="Capitulo1">
      <style:paragraph-properties style:page-number="1"/>
      <style:text-properties fo:language="es" fo:country="AR"/>
    </style:style>
    <style:style style:name="P166" style:family="paragraph" style:parent-style-name="Heading_20_1" style:master-page-name="Capitulo2">
      <style:paragraph-properties style:page-number="auto"/>
      <style:text-properties style:font-name="DejaVu Serif1" fo:language="es" fo:country="AR" officeooo:rsid="00637006" officeooo:paragraph-rsid="00637006"/>
    </style:style>
    <style:style style:name="P167" style:family="paragraph" style:parent-style-name="Heading_20_1" style:master-page-name="Referencias">
      <style:paragraph-properties style:page-number="auto"/>
      <style:text-properties style:font-name="DejaVu Serif1" fo:language="es" fo:country="AR" officeooo:rsid="00967bad" officeooo:paragraph-rsid="00967bad"/>
    </style:style>
    <style:style style:name="P168" style:family="paragraph" style:parent-style-name="Heading_20_3">
      <style:text-properties officeooo:paragraph-rsid="00e0d084"/>
    </style:style>
    <style:style style:name="P169" style:family="paragraph" style:parent-style-name="Heading_20_2">
      <style:paragraph-properties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70" style:family="paragraph" style:parent-style-name="Heading_20_2">
      <style:paragraph-properties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71" style:family="paragraph" style:parent-style-name="Heading_20_2">
      <style:paragraph-properties fo:text-align="start" style:justify-single-word="false"/>
      <style:text-properties style:font-name="Arial2" fo:font-size="12pt" fo:language="es" fo:country="AR" fo:font-style="normal" fo:font-weight="normal" officeooo:rsid="0104ff9a" officeooo:paragraph-rsid="0104ff9a" style:font-size-asian="12pt" style:font-style-asian="normal" style:font-weight-asian="normal" style:font-size-complex="12pt" style:font-style-complex="normal" style:font-weight-complex="normal"/>
    </style:style>
    <style:style style:name="P172" style:family="paragraph" style:parent-style-name="Heading_20_2">
      <style:text-properties style:font-name="Arial2" fo:font-size="16pt" fo:language="es" fo:country="AR" style:font-size-asian="16pt" style:font-size-complex="16pt"/>
    </style:style>
    <style:style style:name="P173" style:family="paragraph" style:parent-style-name="Heading_20_2">
      <style:text-properties style:font-name="Arial2" fo:language="es" fo:country="AR"/>
    </style:style>
    <style:style style:name="P174" style:family="paragraph" style:parent-style-name="Heading_20_2" style:master-page-name="Capitulo1">
      <style:paragraph-properties style:page-number="auto"/>
      <style:text-properties style:font-name="Arial2" fo:font-size="16pt" fo:language="es" fo:country="AR" style:font-size-asian="16pt" style:font-size-complex="16pt"/>
    </style:style>
    <style:style style:name="P175" style:family="paragraph" style:parent-style-name="Heading_20_2">
      <style:paragraph-properties fo:break-before="page"/>
      <style:text-properties style:font-name="Arial2" fo:font-size="16pt" fo:language="es" fo:country="AR" style:font-size-asian="16pt" style:font-size-complex="16pt"/>
    </style:style>
    <style:style style:name="P176" style:family="paragraph" style:parent-style-name="Heading_20_2">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177" style:family="paragraph" style:parent-style-name="Heading_20_2">
      <loext:graphic-properties draw:fill="none" draw:fill-color="#729fcf"/>
      <style:paragraph-properties fo:margin-top="0cm" fo:margin-bottom="0cm" loext:contextual-spacing="false" fo:line-height="100%" fo:text-align="justify" style:justify-single-word="false" fo:background-color="transparent">
        <style:tab-stops/>
        <style:drop-cap/>
      </style:paragraph-properties>
      <style:text-properties style:font-name="Arial2" fo:font-size="12pt" fo:language="es" fo:country="AR" fo:font-style="normal" fo:font-weight="normal" officeooo:rsid="007a9856" officeooo:paragraph-rsid="007dac64" style:font-size-asian="12pt" style:font-style-asian="normal" style:font-weight-asian="normal" style:font-size-complex="12pt" style:font-style-complex="normal" style:font-weight-complex="normal"/>
    </style:style>
    <style:style style:name="P178" style:family="paragraph" style:parent-style-name="Heading_20_2">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179" style:family="paragraph" style:parent-style-name="Heading_20_2">
      <style:paragraph-properties fo:margin-top="0.101cm" fo:margin-bottom="0.101cm" loext:contextual-spacing="false" fo:line-height="100%" fo:text-align="justify" style:justify-single-word="false"/>
      <style:text-properties style:font-name="Arial2" fo:font-size="12pt" fo:language="es" fo:country="AR" fo:font-style="italic" style:text-underline-style="none" fo:font-weight="normal" officeooo:rsid="0104ff9a" officeooo:paragraph-rsid="01061b48" style:font-size-asian="12pt" style:font-style-asian="italic" style:font-weight-asian="normal" style:font-size-complex="12pt" style:font-style-complex="italic" style:font-weight-complex="normal"/>
    </style:style>
    <style:style style:name="P180" style:family="paragraph" style:parent-style-name="Heading_20_2"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T1" style:family="text">
      <style:text-properties style:font-name="Arial2"/>
    </style:style>
    <style:style style:name="T2" style:family="text">
      <style:text-properties style:font-name="Arial2" fo:font-size="20pt" style:font-size-asian="20pt" style:font-size-complex="20pt"/>
    </style:style>
    <style:style style:name="T3" style:family="text">
      <style:text-properties style:font-name="Arial2" fo:font-size="20pt" officeooo:rsid="00782ff4" style:font-size-asian="20pt" style:font-size-complex="20pt"/>
    </style:style>
    <style:style style:name="T4"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Arial2" fo:font-size="12pt" fo:font-style="normal" fo:font-weight="normal" officeooo:rsid="00689cd8" style:font-size-asian="12pt" style:font-style-asian="normal" style:font-weight-asian="normal" style:font-size-complex="12pt" style:font-style-complex="normal" style:font-weight-complex="normal"/>
    </style:style>
    <style:style style:name="T6" style:family="text">
      <style:text-properties style:font-name="Arial2" fo:font-size="12pt" fo:font-style="normal" fo:font-weight="normal" officeooo:rsid="005f9382" style:font-size-asian="12pt" style:font-style-asian="normal" style:font-weight-asian="normal" style:font-size-complex="12pt" style:font-style-complex="normal" style:font-weight-complex="normal"/>
    </style:style>
    <style:style style:name="T7" style:family="text">
      <style:text-properties style:font-name="Arial2" fo:font-size="12pt" fo:font-style="normal" fo:font-weight="normal" officeooo:rsid="006aef26" style:font-size-asian="12pt" style:font-style-asian="normal" style:font-weight-asian="normal" style:font-size-complex="12pt" style:font-style-complex="normal" style:font-weight-complex="normal"/>
    </style:style>
    <style:style style:name="T8" style:family="text">
      <style:text-properties style:font-name="Arial2" fo:font-size="12pt" fo:font-style="normal" fo:font-weight="normal" officeooo:rsid="0068b6a2" style:font-size-asian="12pt" style:font-style-asian="normal" style:font-weight-asian="normal" style:font-size-complex="12pt" style:font-style-complex="normal" style:font-weight-complex="normal"/>
    </style:style>
    <style:style style:name="T9" style:family="text">
      <style:text-properties style:font-name="Arial2" fo:font-size="12pt" fo:font-style="normal" fo:font-weight="normal" officeooo:rsid="006c0033" style:font-size-asian="12pt" style:font-style-asian="normal" style:font-weight-asian="normal" style:font-size-complex="12pt" style:font-style-complex="normal" style:font-weight-complex="normal"/>
    </style:style>
    <style:style style:name="T10" style:family="text">
      <style:text-properties style:font-name="Arial2" fo:font-size="12pt" fo:font-style="normal" fo:font-weight="normal" officeooo:rsid="006dac3f" style:font-size-asian="12pt" style:font-style-asian="normal" style:font-weight-asian="normal" style:font-size-complex="12pt" style:font-style-complex="normal" style:font-weight-complex="normal"/>
    </style:style>
    <style:style style:name="T11" style:family="text">
      <style:text-properties style:font-name="Arial2" fo:font-size="12pt" fo:font-style="normal" fo:font-weight="normal" officeooo:rsid="0073fde9" style:font-size-asian="12pt" style:font-style-asian="normal" style:font-weight-asian="normal" style:font-size-complex="12pt" style:font-style-complex="normal" style:font-weight-complex="normal"/>
    </style:style>
    <style:style style:name="T12" style:family="text">
      <style:text-properties style:font-name="Arial2" fo:font-size="12pt" fo:font-style="normal" fo:font-weight="normal" officeooo:rsid="00799a1e" style:font-size-asian="12pt" style:font-style-asian="normal" style:font-weight-asian="normal" style:font-size-complex="12pt" style:font-style-complex="normal" style:font-weight-complex="normal"/>
    </style:style>
    <style:style style:name="T13" style:family="text">
      <style:text-properties style:font-name="Arial2" fo:font-size="12pt" fo:font-style="normal" fo:font-weight="normal" officeooo:rsid="00880b6f" style:font-size-asian="12pt" style:font-style-asian="normal" style:font-weight-asian="normal" style:font-size-complex="12pt" style:font-style-complex="normal" style:font-weight-complex="normal"/>
    </style:style>
    <style:style style:name="T14" style:family="text">
      <style:text-properties style:font-name="Arial2" fo:font-size="12pt" fo:font-style="normal" fo:font-weight="normal" officeooo:rsid="008b005e" style:font-size-asian="12pt" style:font-style-asian="normal" style:font-weight-asian="normal" style:font-size-complex="12pt" style:font-style-complex="normal" style:font-weight-complex="normal"/>
    </style:style>
    <style:style style:name="T15" style:family="text">
      <style:text-properties style:font-name="Arial2" fo:font-size="12pt" fo:font-style="normal" fo:font-weight="normal" officeooo:rsid="008b0e64" style:font-size-asian="12pt" style:font-style-asian="normal" style:font-weight-asian="normal" style:font-size-complex="12pt" style:font-style-complex="normal" style:font-weight-complex="normal"/>
    </style:style>
    <style:style style:name="T16" style:family="text">
      <style:text-properties style:font-name="Arial2" fo:font-size="12pt" fo:font-style="normal" fo:font-weight="normal" officeooo:rsid="008b7707" style:font-size-asian="12pt" style:font-style-asian="normal" style:font-weight-asian="normal" style:font-size-complex="12pt" style:font-style-complex="normal" style:font-weight-complex="normal"/>
    </style:style>
    <style:style style:name="T17" style:family="text">
      <style:text-properties style:font-name="Arial2" fo:font-size="12pt" fo:font-style="normal" fo:font-weight="normal" officeooo:rsid="008cd210" style:font-size-asian="12pt" style:font-style-asian="normal" style:font-weight-asian="normal" style:font-size-complex="12pt" style:font-style-complex="normal" style:font-weight-complex="normal"/>
    </style:style>
    <style:style style:name="T18" style:family="text">
      <style:text-properties style:font-name="Arial2" fo:font-size="12pt" fo:font-style="normal" fo:font-weight="normal" officeooo:rsid="008dc567" style:font-size-asian="12pt" style:font-style-asian="normal" style:font-weight-asian="normal" style:font-size-complex="12pt" style:font-style-complex="normal" style:font-weight-complex="normal"/>
    </style:style>
    <style:style style:name="T19" style:family="text">
      <style:text-properties style:font-name="Arial2" fo:font-size="12pt" fo:font-style="normal" fo:font-weight="normal" officeooo:rsid="00dfe6a5" style:font-size-asian="12pt" style:font-style-asian="normal" style:font-weight-asian="normal" style:font-size-complex="12pt" style:font-style-complex="normal" style:font-weight-complex="normal"/>
    </style:style>
    <style:style style:name="T20" style:family="text">
      <style:text-properties style:font-name="Arial2" fo:font-size="12pt" fo:font-style="normal" fo:font-weight="normal" officeooo:rsid="00e2cc3f" style:font-size-asian="12pt" style:font-style-asian="normal" style:font-weight-asian="normal" style:font-size-complex="12pt" style:font-style-complex="normal" style:font-weight-complex="normal"/>
    </style:style>
    <style:style style:name="T21" style:family="text">
      <style:text-properties style:font-name="Arial2" fo:font-size="12pt" fo:font-style="normal" fo:font-weight="normal" officeooo:rsid="00e4c5d3" style:font-size-asian="12pt" style:font-style-asian="normal" style:font-weight-asian="normal" style:font-size-complex="12pt" style:font-style-complex="normal" style:font-weight-complex="normal"/>
    </style:style>
    <style:style style:name="T22" style:family="text">
      <style:text-properties style:font-name="Arial2" fo:font-size="12pt" fo:font-style="normal" fo:font-weight="normal" officeooo:rsid="00e81327" style:font-size-asian="12pt" style:font-style-asian="normal" style:font-weight-asian="normal" style:font-size-complex="12pt" style:font-style-complex="normal" style:font-weight-complex="normal"/>
    </style:style>
    <style:style style:name="T23" style:family="text">
      <style:text-properties style:font-name="Arial2" fo:font-size="12pt" fo:font-style="normal" fo:font-weight="normal" officeooo:rsid="00ef2adf" style:font-size-asian="12pt" style:font-style-asian="normal" style:font-weight-asian="normal" style:font-size-complex="12pt" style:font-style-complex="normal" style:font-weight-complex="normal"/>
    </style:style>
    <style:style style:name="T24" style:family="text">
      <style:text-properties style:font-name="Arial2" fo:font-size="12pt" fo:font-style="normal" fo:font-weight="normal" officeooo:rsid="00e1c980" style:font-size-asian="12pt" style:font-style-asian="normal" style:font-weight-asian="normal" style:font-size-complex="12pt" style:font-style-complex="normal" style:font-weight-complex="normal"/>
    </style:style>
    <style:style style:name="T25" style:family="text">
      <style:text-properties style:font-name="Arial2" fo:font-size="12pt" fo:font-style="normal" fo:font-weight="normal" officeooo:rsid="00f691ec" style:font-size-asian="12pt" style:font-style-asian="normal" style:font-weight-asian="normal" style:font-size-complex="12pt" style:font-style-complex="normal" style:font-weight-complex="normal"/>
    </style:style>
    <style:style style:name="T26" style:family="text">
      <style:text-properties style:font-name="Arial2" fo:font-size="12pt" fo:font-style="normal" fo:font-weight="normal" officeooo:rsid="00f9ccf4" style:font-size-asian="12pt" style:font-style-asian="normal" style:font-weight-asian="normal" style:font-size-complex="12pt" style:font-style-complex="normal" style:font-weight-complex="normal"/>
    </style:style>
    <style:style style:name="T27" style:family="text">
      <style:text-properties style:font-name="Arial2" fo:font-size="12pt" fo:language="es" fo:country="AR" fo:font-weight="normal" style:font-size-asian="12pt" style:font-weight-asian="normal" style:font-name-complex="DejaVu Sans Condensed2" style:font-size-complex="12pt" style:font-weight-complex="normal"/>
    </style:style>
    <style:style style:name="T28" style:family="text">
      <style:text-properties style:font-name="Arial2" fo:font-size="12pt" fo:language="es" fo:country="AR" fo:font-weight="normal" officeooo:rsid="00a68647" style:font-size-asian="12pt" style:font-weight-asian="normal" style:font-name-complex="DejaVu Sans Condensed2" style:font-size-complex="12pt" style:font-weight-complex="normal"/>
    </style:style>
    <style:style style:name="T29" style:family="text">
      <style:text-properties style:font-name="Arial2" fo:font-size="12pt" fo:language="es" fo:country="AR" fo:font-weight="normal" officeooo:rsid="00ac5654" style:font-size-asian="12pt" style:font-weight-asian="normal" style:font-name-complex="DejaVu Sans Condensed2" style:font-size-complex="12pt" style:font-weight-complex="normal"/>
    </style:style>
    <style:style style:name="T30" style:family="text">
      <style:text-properties style:font-name="Arial2" fo:font-size="12pt" fo:language="es" fo:country="AR" fo:font-weight="normal" style:font-size-asian="12pt" style:font-weight-asian="normal" style:font-size-complex="12pt" style:font-weight-complex="normal"/>
    </style:style>
    <style:style style:name="T31" style:family="text">
      <style:text-properties style:font-name="Arial2" fo:font-size="12pt" fo:language="es" fo:country="AR" fo:font-weight="normal" officeooo:rsid="0104ff9a" style:font-size-asian="12pt" style:font-weight-asian="normal" style:font-size-complex="12pt" style:font-weight-complex="normal"/>
    </style:style>
    <style:style style:name="T32" style:family="text">
      <style:text-properties style:font-name="Arial2" fo:font-size="12pt" fo:language="es" fo:country="AR" style:font-size-asian="12pt" style:font-size-complex="12pt"/>
    </style:style>
    <style:style style:name="T33" style:family="text">
      <style:text-properties style:font-name="Arial2" fo:font-size="12pt" fo:language="es" fo:country="AR" officeooo:rsid="00ac5654" style:font-size-asian="12pt" style:font-size-complex="12pt"/>
    </style:style>
    <style:style style:name="T34" style:family="text">
      <style:text-properties style:font-name="Arial2" fo:font-size="12pt" fo:language="es" fo:country="AR" officeooo:rsid="00b793ca" style:font-size-asian="12pt" style:font-size-complex="12pt"/>
    </style:style>
    <style:style style:name="T35" style:family="text">
      <style:text-properties style:font-name="Arial2" fo:font-size="12pt" fo:language="es" fo:country="AR" officeooo:rsid="0147e11c" style:font-size-asian="12pt" style:font-size-complex="12pt"/>
    </style:style>
    <style:style style:name="T36" style:family="text">
      <style:text-properties style:font-name="Arial2" fo:font-size="12pt" fo:language="es" fo:country="AR" officeooo:rsid="00a38ca3" style:font-size-asian="12pt" style:font-size-complex="12pt"/>
    </style:style>
    <style:style style:name="T37" style:family="text">
      <style:text-properties style:font-name="Arial2" fo:font-size="12pt" fo:language="es" fo:country="AR" officeooo:rsid="00b45b81" style:font-size-asian="12pt" style:font-size-complex="12pt"/>
    </style:style>
    <style:style style:name="T38" style:family="text">
      <style:text-properties style:font-name="Arial2" fo:font-size="12pt" fo:language="es" fo:country="AR" fo:font-style="italic" officeooo:rsid="00ac5654" style:font-size-asian="12pt" style:font-style-asian="italic" style:font-size-complex="12pt" style:font-style-complex="italic"/>
    </style:style>
    <style:style style:name="T39" style:family="text">
      <style:text-properties style:font-name="Arial2" fo:font-size="12pt" fo:language="es" fo:country="AR" style:text-underline-style="solid" style:text-underline-width="auto" style:text-underline-color="font-color" style:font-size-asian="12pt" style:font-size-complex="12pt"/>
    </style:style>
    <style:style style:name="T40" style:family="text">
      <style:text-properties style:font-name="Arial2" fo:font-size="12pt" fo:language="es" fo:country="AR" fo:font-style="normal" officeooo:rsid="00b793ca" style:font-size-asian="12pt" style:font-style-asian="normal" style:font-size-complex="12pt" style:font-style-complex="normal"/>
    </style:style>
    <style:style style:name="T41" style:family="text">
      <style:text-properties style:font-name="Arial2" fo:font-size="12pt" fo:language="es" fo:country="AR"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Arial2" fo:font-size="12pt" fo:language="es" fo:country="AR" fo:font-style="normal" fo:font-weight="normal" officeooo:rsid="006c0033" style:font-size-asian="12pt" style:font-style-asian="normal" style:font-weight-asian="normal" style:font-size-complex="12pt" style:font-style-complex="normal" style:font-weight-complex="normal"/>
    </style:style>
    <style:style style:name="T43" style:family="text">
      <style:text-properties style:font-name="Arial2" fo:font-size="12pt" fo:language="es" fo:country="AR" fo:font-style="normal" fo:font-weight="normal" officeooo:rsid="00e4c5d3" style:font-size-asian="12pt" style:font-style-asian="normal" style:font-weight-asian="normal" style:font-size-complex="12pt" style:font-style-complex="normal" style:font-weight-complex="normal"/>
    </style:style>
    <style:style style:name="T44" style:family="text">
      <style:text-properties style:font-name="Arial2" fo:font-size="12pt" fo:language="es" fo:country="AR" fo:font-style="normal" fo:font-weight="normal" officeooo:rsid="006aef26" style:font-size-asian="12pt" style:font-style-asian="normal" style:font-weight-asian="normal" style:font-size-complex="12pt" style:font-style-complex="normal" style:font-weight-complex="normal"/>
    </style:style>
    <style:style style:name="T45" style:family="text">
      <style:text-properties style:font-name="Arial2" fo:font-size="12pt" fo:language="es" fo:country="AR" fo:font-style="normal" fo:font-weight="normal" officeooo:rsid="00ef2adf" style:font-size-asian="12pt" style:font-style-asian="normal" style:font-weight-asian="normal" style:font-size-complex="12pt" style:font-style-complex="normal" style:font-weight-complex="normal"/>
    </style:style>
    <style:style style:name="T46" style:family="text">
      <style:text-properties style:font-name="Arial2" fo:font-size="12pt" fo:language="es" fo:country="AR" fo:font-style="normal" fo:font-weight="normal" officeooo:rsid="0075d2c3" style:font-size-asian="12pt" style:font-style-asian="normal" style:font-weight-asian="normal" style:font-size-complex="12pt" style:font-style-complex="normal" style:font-weight-complex="normal"/>
    </style:style>
    <style:style style:name="T47" style:family="text">
      <style:text-properties style:font-name="Arial2" fo:font-size="12pt" fo:language="es" fo:country="AR" fo:font-style="normal" fo:font-weight="normal" officeooo:rsid="00fa33d0" style:font-size-asian="12pt" style:font-style-asian="normal" style:font-weight-asian="normal" style:font-size-complex="12pt" style:font-style-complex="normal" style:font-weight-complex="normal"/>
    </style:style>
    <style:style style:name="T48" style:family="text">
      <style:text-properties style:font-name="Arial2" fo:font-size="12pt" fo:language="es" fo:country="AR" fo:font-style="normal" fo:font-weight="normal" officeooo:rsid="00fc2cd6" style:font-size-asian="12pt" style:font-style-asian="normal" style:font-weight-asian="normal" style:font-size-complex="12pt" style:font-style-complex="normal" style:font-weight-complex="normal"/>
    </style:style>
    <style:style style:name="T49" style:family="text">
      <style:text-properties style:font-name="Arial2" officeooo:rsid="009efd2f"/>
    </style:style>
    <style:style style:name="T50" style:family="text">
      <style:text-properties officeooo:rsid="006ab64b"/>
    </style:style>
    <style:style style:name="T51" style:family="text">
      <style:text-properties officeooo:rsid="00c42ec2"/>
    </style:style>
    <style:style style:name="T52" style:family="text">
      <style:text-properties officeooo:rsid="00b3ed39"/>
    </style:style>
    <style:style style:name="T53" style:family="text">
      <style:text-properties officeooo:rsid="00aec865"/>
    </style:style>
    <style:style style:name="T54" style:family="text">
      <style:text-properties officeooo:rsid="004c9a60"/>
    </style:style>
    <style:style style:name="T55" style:family="text">
      <style:text-properties officeooo:rsid="0055aa52"/>
    </style:style>
    <style:style style:name="T56" style:family="text">
      <style:text-properties officeooo:rsid="0057a31c"/>
    </style:style>
    <style:style style:name="T57" style:family="text">
      <style:text-properties officeooo:rsid="0059ce3f"/>
    </style:style>
    <style:style style:name="T58" style:family="text">
      <style:text-properties officeooo:rsid="005d0c1d"/>
    </style:style>
    <style:style style:name="T59" style:family="text">
      <style:text-properties officeooo:rsid="005fa560"/>
    </style:style>
    <style:style style:name="T60" style:family="text">
      <style:text-properties style:font-name="DejaVu Serif1" officeooo:rsid="005d0c1d"/>
    </style:style>
    <style:style style:name="T61" style:family="text">
      <style:text-properties style:font-name="DejaVu Serif1" fo:font-size="14pt" style:font-size-asian="14pt" style:font-size-complex="14pt"/>
    </style:style>
    <style:style style:name="T62" style:family="text">
      <style:text-properties style:font-name="DejaVu Serif1" fo:font-size="14pt" officeooo:rsid="005d0c1d" style:font-size-asian="14pt" style:font-size-complex="14pt"/>
    </style:style>
    <style:style style:name="T63" style:family="text">
      <style:text-properties style:font-name="DejaVu Serif1" fo:font-size="44pt" fo:language="es" fo:country="AR" officeooo:rsid="009b048d" style:font-size-asian="44pt" style:font-size-complex="44pt"/>
    </style:style>
    <style:style style:name="T64" style:family="text">
      <style:text-properties fo:font-size="16pt" style:font-size-asian="16pt" style:font-size-complex="16pt"/>
    </style:style>
    <style:style style:name="T65" style:family="text">
      <style:text-properties fo:color="#000000" style:font-name="Arial2"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style:font-name="Arial2"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67" style:family="text">
      <style:text-properties fo:font-style="normal" fo:font-weight="normal" officeooo:rsid="00bcd47a" fo:background-color="transparent" loext:char-shading-value="0" style:font-style-asian="normal" style:font-weight-asian="normal" style:font-name-complex="DejaVu Sans Condensed2" style:font-style-complex="normal" style:font-weight-complex="normal"/>
    </style:style>
    <style:style style:name="T68" style:family="text">
      <style:text-properties fo:font-style="normal" fo:font-weight="normal" officeooo:rsid="0147e11c" fo:background-color="transparent" loext:char-shading-value="0" style:font-style-asian="normal" style:font-weight-asian="normal" style:font-name-complex="DejaVu Sans Condensed2" style:font-style-complex="normal" style:font-weight-complex="normal"/>
    </style:style>
    <style:style style:name="T69" style:family="text">
      <style:text-properties fo:font-style="normal" fo:font-weight="normal" officeooo:rsid="00689cd8" style:font-style-asian="normal" style:font-weight-asian="normal" style:font-style-complex="normal" style:font-weight-complex="normal"/>
    </style:style>
    <style:style style:name="T70" style:family="text">
      <style:text-properties fo:font-style="normal" fo:font-weight="normal" officeooo:rsid="00bcd47a" style:font-style-asian="normal" style:font-weight-asian="normal" style:font-style-complex="normal" style:font-weight-complex="normal"/>
    </style:style>
    <style:style style:name="T71" style:family="text">
      <style:text-properties officeooo:rsid="00920c66"/>
    </style:style>
    <style:style style:name="T72" style:family="text">
      <style:text-properties officeooo:rsid="00ab39ed"/>
    </style:style>
    <style:style style:name="T73" style:family="text">
      <style:text-properties fo:language="es" fo:country="AR"/>
    </style:style>
    <style:style style:name="T74" style:family="text">
      <style:text-properties fo:language="es" fo:country="AR" officeooo:rsid="00992058"/>
    </style:style>
    <style:style style:name="T75" style:family="text">
      <style:text-properties fo:language="es" fo:country="AR" officeooo:rsid="009b048d"/>
    </style:style>
    <style:style style:name="T76" style:family="text">
      <style:text-properties fo:language="es" fo:country="AR" fo:font-style="normal" fo:font-weight="normal" style:font-style-asian="normal" style:font-weight-asian="normal" style:font-style-complex="normal" style:font-weight-complex="normal"/>
    </style:style>
    <style:style style:name="T77" style:family="text">
      <style:text-properties fo:language="es" fo:country="AR" fo:font-style="normal" fo:font-weight="normal" officeooo:rsid="00bcd47a" style:font-style-asian="normal" style:font-weight-asian="normal" style:font-style-complex="normal" style:font-weight-complex="normal"/>
    </style:style>
    <style:style style:name="T78" style:family="text">
      <style:text-properties fo:language="es" fo:country="AR" fo:font-style="normal" fo:font-weight="normal" officeooo:rsid="008f93cb" style:font-style-asian="normal" style:font-weight-asian="normal" style:font-style-complex="normal" style:font-weight-complex="normal"/>
    </style:style>
    <style:style style:name="T79" style:family="text">
      <style:text-properties fo:language="es" fo:country="AR" fo:font-style="normal" fo:font-weight="normal" officeooo:rsid="00e6632d" style:font-style-asian="normal" style:font-weight-asian="normal" style:font-style-complex="normal" style:font-weight-complex="normal"/>
    </style:style>
    <style:style style:name="T80" style:family="text">
      <style:text-properties officeooo:rsid="00b9bddc"/>
    </style:style>
    <style:style style:name="T81" style:family="text">
      <style:text-properties officeooo:rsid="00bb25d8"/>
    </style:style>
    <style:style style:name="T82" style:family="text">
      <style:text-properties officeooo:rsid="00bd555f"/>
    </style:style>
    <style:style style:name="T83" style:family="text">
      <style:text-properties officeooo:rsid="00c8683c"/>
    </style:style>
    <style:style style:name="T84" style:family="text">
      <style:text-properties officeooo:rsid="00d165b8"/>
    </style:style>
    <style:style style:name="T85" style:family="text">
      <style:text-properties officeooo:rsid="00d3d2a1"/>
    </style:style>
    <style:style style:name="T86" style:family="text">
      <style:text-properties officeooo:rsid="00d40795"/>
    </style:style>
    <style:style style:name="T87" style:family="text">
      <style:text-properties officeooo:rsid="00d41146"/>
    </style:style>
    <style:style style:name="T88" style:family="text">
      <style:text-properties officeooo:rsid="00d53152"/>
    </style:style>
    <style:style style:name="T89" style:family="text">
      <style:text-properties officeooo:rsid="00ef8db1"/>
    </style:style>
    <style:style style:name="T90" style:family="text">
      <style:text-properties officeooo:rsid="00f133b3"/>
    </style:style>
    <style:style style:name="T91" style:family="text">
      <style:text-properties officeooo:rsid="00f2281e"/>
    </style:style>
    <style:style style:name="T92" style:family="text">
      <style:text-properties officeooo:rsid="00f9ccf4"/>
    </style:style>
    <style:style style:name="T93" style:family="text">
      <style:text-properties officeooo:rsid="00fcdd52"/>
    </style:style>
    <style:style style:name="T94" style:family="text">
      <style:text-properties officeooo:rsid="00fee329"/>
    </style:style>
    <style:style style:name="T95" style:family="text">
      <style:text-properties officeooo:rsid="010120c6"/>
    </style:style>
    <style:style style:name="T96" style:family="text">
      <style:text-properties officeooo:rsid="01021d80"/>
    </style:style>
    <style:style style:name="T97" style:family="text">
      <style:text-properties officeooo:rsid="0102c559"/>
    </style:style>
    <style:style style:name="T98" style:family="text">
      <style:text-properties officeooo:rsid="01070c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18"/>
      <text:p text:style-name="P18"/>
      <text:p text:style-name="P24">Plataforma Web para centralización de camas críticas de internación en hospitales de la Provincia de Santa Fe</text:p>
      <text:p text:style-name="P16"/>
      <text:p text:style-name="P16"/>
      <text:p text:style-name="P16"/>
      <text:p text:style-name="P19"/>
      <text:p text:style-name="P23"/>
      <text:p text:style-name="P21"><text:bookmark text:name="__DdeLink__6591_1154656567"/>Sebastián Berra</text:p>
      <text:p text:style-name="P17"/>
      <text:p text:style-name="P155"/>
      <text:p text:style-name="P30"/>
      <text:p text:style-name="P30"/>
      <text:p text:style-name="P30"/>
      <text:p text:style-name="P30">Proyecto Final Ingeniería Informática</text:p>
      <text:p text:style-name="P30"/>
      <text:p text:style-name="P30"/>
      <text:p text:style-name="P31">Plataforma Web para centralización de camas críticas de internación en hospitales de la Provincia de Santa Fe</text:p>
      <text:p text:style-name="P31"/>
      <text:p text:style-name="P31"/>
      <text:p text:style-name="P30"/>
      <text:p text:style-name="P30">Sebastián Berra</text:p>
      <text:p text:style-name="P30"/>
      <text:p text:style-name="P30"/>
      <text:p text:style-name="P30"/>
      <text:p text:style-name="P30"/>
      <text:p text:style-name="P30"/>
      <text:p text:style-name="P30"/>
      <text:p text:style-name="P30"/>
      <text:p text:style-name="P30">Director:</text:p>
      <text:p text:style-name="P30"/>
      <text:p text:style-name="P31">Ing. Ricardo Vanoni</text:p>
      <text:p text:style-name="P30">Jefe Sectorial Informática </text:p>
      <text:p text:style-name="P30">Ministerio de Salud, Santa Fe, Argentina</text:p>
      <text:p text:style-name="P30"/>
      <text:p text:style-name="P30"/>
      <text:p text:style-name="P30">Codirector:</text:p>
      <text:p text:style-name="P30"/>
      <text:p text:style-name="P31">Dra. Lucila Romero</text:p>
      <text:p text:style-name="P30">Profesor Facultad Ingeniería y Ciencias Hídricas</text:p>
      <text:p text:style-name="P20">Universidad Nacional del Litoral, Santa Fe, Argentina</text:p>
      <text:h text:style-name="P160" text:outline-level="1"><text:bookmark-start text:name="__RefHeading___Toc1284_882715174"/><text:span text:style-name="Titulo_20_Capítulo"><text:span text:style-name="T73">Resumen</text:span></text:span><text:bookmark-end text:name="__RefHeading___Toc1284_882715174"/></text:h>
      <text:p text:style-name="P27"/>
      <text:p text:style-name="P27">Este proyecto aporta un importante avance en la informatización de la salud pública en la provincia de Santa Fe, Argentina. Específicamente se centra en la unificación de los datos del estado de la dotación de camas de internación de los hospitales de dicha región. </text:p>
      <text:p text:style-name="P27">En la actualidad cada centro de salud administra sus camas con sistemas informáticos locales, de manera que estos datos están fuera de alcance para la gestión del Ministerio de Salud de Santa Fe.</text:p>
      <text:p text:style-name="P28">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29"/>
      <text:p text:style-name="P22"><text:span text:style-name="Titulo_20_Capítulo">Abstract</text:span></text:p>
      <text:p text:style-name="P22"/>
      <text:h text:style-name="P161" text:outline-level="1"><text:bookmark-start text:name="__RefHeading___Toc1286_882715174"/>Agradecimientos<text:bookmark-end text:name="__RefHeading___Toc1286_882715174"/></text:h>
      <text:p text:style-name="P25"/>
      <text:p text:style-name="P25">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4">Contenidos</text:p>
          </text:index-title>
          <text:p text:style-name="P115"><text:a xlink:type="simple" xlink:href="#__RefHeading___Toc1284_882715174" text:style-name="Index_20_Link" text:visited-style-name="Index_20_Link">Resumen<text:tab/>i</text:a></text:p>
          <text:p text:style-name="P115"><text:a xlink:type="simple" xlink:href="#__RefHeading___Toc1286_882715174" text:style-name="Index_20_Link" text:visited-style-name="Index_20_Link">Agradecimientos<text:tab/>ii</text:a></text:p>
          <text:p text:style-name="P115"><text:a xlink:type="simple" xlink:href="#__RefHeading___Toc4304_2132718688" text:style-name="Index_20_Link" text:visited-style-name="Index_20_Link">F<text:tab/>iv</text:a></text:p>
          <text:p text:style-name="P115"><text:a xlink:type="simple" xlink:href="#__RefHeading___Toc4330_2132718688" text:style-name="Index_20_Link" text:visited-style-name="Index_20_Link">T<text:tab/>v</text:a></text:p>
          <text:p text:style-name="P115"><text:a xlink:type="simple" xlink:href="#__RefHeading___Toc4332_2132718688" text:style-name="Index_20_Link" text:visited-style-name="Index_20_Link">A<text:tab/>vi</text:a></text:p>
          <text:p text:style-name="P115"><text:a xlink:type="simple" xlink:href="#__RefHeading___Toc1258_882715174" text:style-name="Index_20_Link" text:visited-style-name="Index_20_Link">1<text:tab/>1</text:a></text:p>
          <text:p text:style-name="P113"><text:a xlink:type="simple" xlink:href="#__RefHeading___Toc1340_444478695" text:style-name="Index_20_Link" text:visited-style-name="Index_20_Link">1.1 Motivación<text:tab/>2</text:a></text:p>
          <text:p text:style-name="P113"><text:a xlink:type="simple" xlink:href="#__RefHeading___Toc1342_444478695" text:style-name="Index_20_Link" text:visited-style-name="Index_20_Link">1.2 Propósito<text:tab/>2</text:a></text:p>
          <text:p text:style-name="P113"><text:a xlink:type="simple" xlink:href="#__RefHeading___Toc1344_444478695" text:style-name="Index_20_Link" text:visited-style-name="Index_20_Link">1.3 Limitaciones<text:tab/>2</text:a></text:p>
          <text:p text:style-name="P115"><text:a xlink:type="simple" xlink:href="#__RefHeading___Toc831_1934213513" text:style-name="Index_20_Link" text:visited-style-name="Index_20_Link">2<text:tab/>3</text:a></text:p>
          <text:p text:style-name="P113"><text:a xlink:type="simple" xlink:href="#__RefHeading___Toc845_1934213513" text:style-name="Index_20_Link" text:visited-style-name="Index_20_Link">2.1 Niveles de atención de efectores públicos<text:tab/>4</text:a></text:p>
          <text:p text:style-name="P116"><text:a xlink:type="simple" xlink:href="#__RefHeading___Toc1286_891082040" text:style-name="Index_20_Link" text:visited-style-name="Index_20_Link">Primer nivel<text:tab/>4</text:a></text:p>
          <text:p text:style-name="P116"><text:a xlink:type="simple" xlink:href="#__RefHeading___Toc1288_891082040" text:style-name="Index_20_Link" text:visited-style-name="Index_20_Link">Segundo nivel<text:tab/>4</text:a></text:p>
          <text:p text:style-name="P116"><text:a xlink:type="simple" xlink:href="#__RefHeading___Toc1290_891082040" text:style-name="Index_20_Link" text:visited-style-name="Index_20_Link">Tercer nivel<text:tab/>6</text:a></text:p>
          <text:p text:style-name="P113"><text:a xlink:type="simple" xlink:href="#__RefHeading___Toc847_1934213513" text:style-name="Index_20_Link" text:visited-style-name="Index_20_Link">2.2 Infraestructura de conectividad<text:tab/>6</text:a></text:p>
          <text:p text:style-name="P113"><text:a xlink:type="simple" xlink:href="#__RefHeading___Toc849_1934213513" text:style-name="Index_20_Link" text:visited-style-name="Index_20_Link">2.3 Informatización de efectores con internación<text:tab/>6</text:a></text:p>
          <text:p text:style-name="P113"><text:a xlink:type="simple" xlink:href="#__RefHeading___Toc851_1934213513" text:style-name="Index_20_Link" text:visited-style-name="Index_20_Link">2.4 Usuarios de los sistemas informáticos en hospitales<text:tab/>7</text:a></text:p>
          <text:p text:style-name="P113"><text:a xlink:type="simple" xlink:href="#__RefHeading___Toc853_1934213513" text:style-name="Index_20_Link" text:visited-style-name="Index_20_Link">2.5 Plan de implementación<text:tab/>7</text:a></text:p>
          <text:p text:style-name="P115"><text:a xlink:type="simple" xlink:href="#__RefHeading___Toc4278_2132718688" text:style-name="Index_20_Link" text:visited-style-name="Index_20_Link">R<text:tab/>9</text:a></text:p>
        </text:index-body>
      </text:table-of-content>
      <text:p text:style-name="P26"/>
      <text:h text:style-name="P162" text:outline-level="1"><text:bookmark-start text:name="__RefHeading___Toc4304_2132718688"/>F<text:bookmark-end text:name="__RefHeading___Toc4304_2132718688"/></text:h>
      <text:p text:style-name="P53"><text:span text:style-name="Titulo_20_Capítulo"><text:span text:style-name="T74">Lista de Figuras</text:span></text:span></text:p>
      <text:h text:style-name="P163" text:outline-level="1"><text:bookmark-start text:name="__RefHeading___Toc4330_2132718688"/>T<text:bookmark-end text:name="__RefHeading___Toc4330_2132718688"/></text:h>
      <text:p text:style-name="P53"><text:span text:style-name="Titulo_20_Capítulo"><text:span text:style-name="T74">Lista de Tablas</text:span></text:span></text:p>
      <text:h text:style-name="P164" text:outline-level="1"><text:bookmark-start text:name="__RefHeading___Toc4332_2132718688"/><text:span text:style-name="Titulo_20_Capítulo"><text:span text:style-name="T63">A</text:span></text:span><text:bookmark-end text:name="__RefHeading___Toc4332_2132718688"/></text:h>
      <text:p text:style-name="P54"><text:span text:style-name="Titulo_20_Capítulo"><text:span text:style-name="T75">Anotaciones</text:span></text:span></text:p>
      <text:p text:style-name="P32"><text:span text:style-name="Texto_20_Párrafo"><text:span text:style-name="T73"/></text:span></text:p>
      <text:p text:style-name="P32"><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85">Definición/ Acrónimo/ Abreviatura</text:p>
            </table:table-cell>
            <table:table-cell table:style-name="abbreviations.A1" office:value-type="string">
              <text:p text:style-name="P85">Significado</text:p>
            </table:table-cell>
            <table:table-cell table:style-name="abbreviations.C1" office:value-type="string">
              <text:p text:style-name="P86"><text:span text:style-name="T50">Explicación</text:span> </text:p>
            </table:table-cell>
          </table:table-row>
        </table:table-header-rows>
        <table:table-row table:style-name="abbreviations.1">
          <table:table-cell table:style-name="abbreviations.A2" office:value-type="string">
            <text:p text:style-name="P87">Nodo de Salud</text:p>
          </table:table-cell>
          <table:table-cell table:style-name="abbreviations.A2" office:value-type="string">
            <text:p text:style-name="P87">La provincia de Santa Fe se divide en 5 nodos geográficos de Salud</text:p>
          </table:table-cell>
          <table:table-cell table:style-name="abbreviations.C2" office:value-type="string">
            <text:p text:style-name="P87">1. Reconquista</text:p>
            <text:p text:style-name="P87">2. Rafaela</text:p>
            <text:p text:style-name="P87">3. Rosario</text:p>
            <text:p text:style-name="P87">4. Santa Fe</text:p>
            <text:p text:style-name="P87">5. Venado Tuerto</text:p>
          </table:table-cell>
        </table:table-row>
        <table:table-row table:style-name="abbreviations.1">
          <table:table-cell table:style-name="abbreviations.A2" office:value-type="string">
            <text:p text:style-name="P88">Efector</text:p>
          </table:table-cell>
          <table:table-cell table:style-name="abbreviations.A2" office:value-type="string">
            <text:p text:style-name="P89">Centro de Salud, Samcos y hospitales</text:p>
          </table:table-cell>
          <table:table-cell table:style-name="abbreviations.C2" office:value-type="string">
            <text:p text:style-name="P90">En el ámbito de Salud se denomina efector a todos los establecimientos que brindan atención <text:span text:style-name="T72">sanitaria, desde</text:span> dispensarios hasta hospitales <text:span text:style-name="T72">de mayor complejidad</text:span></text:p>
          </table:table-cell>
        </table:table-row>
        <table:table-row table:style-name="abbreviations.1">
          <table:table-cell table:style-name="abbreviations.A2" office:value-type="string">
            <text:p text:style-name="P89">SAMCo</text:p>
          </table:table-cell>
          <table:table-cell table:style-name="abbreviations.A2" office:value-type="string">
            <text:p text:style-name="P91">Sistema para la Atención Médica de la Comunidad</text:p>
          </table:table-cell>
          <table:table-cell table:style-name="abbreviations.C2" office:value-type="string">
            <text:p text:style-name="P91">Efector público que se sustenta con aportes del gobierno provincial y de la comuna donde se encuentra <text:span text:style-name="T51">el</text:span> centro de salud</text:p>
          </table:table-cell>
        </table:table-row>
        <table:table-row table:style-name="abbreviations.1">
          <table:table-cell table:style-name="abbreviations.A2" office:value-type="string">
            <text:p text:style-name="P92">SET</text:p>
          </table:table-cell>
          <table:table-cell table:style-name="abbreviations.A2" office:value-type="string">
            <text:p text:style-name="P92"><text:span text:style-name="T82">Subs</text:span>ecretaría de Emergencias y Traslados</text:p>
          </table:table-cell>
          <table:table-cell table:style-name="abbreviations.C2" office:value-type="string">
            <text:p text:style-name="P108">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109">SIES</text:p>
          </table:table-cell>
          <table:table-cell table:style-name="abbreviations.A2" office:value-type="string">
            <text:p text:style-name="P109">Sistema Integrado de Emergencias Sanitarias</text:p>
          </table:table-cell>
          <table:table-cell table:style-name="abbreviations.C2" office:value-type="string">
            <text:p text:style-name="P108">Depende de la SET y es <text:span text:style-name="T83">un servicio de cobertura asistencial prehospitalaria para las emergencias y urgencias médicas</text:span></text:p>
          </table:table-cell>
        </table:table-row>
        <table:table-row table:style-name="abbreviations.1">
          <table:table-cell table:style-name="abbreviations.A2" office:value-type="string">
            <text:p text:style-name="P102">TecnoFE</text:p>
          </table:table-cell>
          <table:table-cell table:style-name="abbreviations.A2" office:value-type="string">
            <text:p text:style-name="P102">Plan Estratégico de Tecnología</text:p>
          </table:table-cell>
          <table:table-cell table:style-name="abbreviations.C2" office:value-type="string">
            <text:p text:style-name="P101">Conjunto de proyectos de desarrollo tecnológico para la gestión de la administración pública <text:span text:style-name="T84">en la provincia de Santa Fe</text:span></text:p>
          </table:table-cell>
        </table:table-row>
        <text:soft-page-break/>
        <table:table-row table:style-name="abbreviations.1">
          <table:table-cell table:style-name="abbreviations.A2" office:value-type="string">
            <text:p text:style-name="P105">SPI</text:p>
          </table:table-cell>
          <table:table-cell table:style-name="abbreviations.A2" office:value-type="string">
            <text:p text:style-name="P105">Sistema Provincial de Informática de la Provincia de Santa Fe</text:p>
          </table:table-cell>
          <table:table-cell table:style-name="abbreviations.C2" office:value-type="string">
            <text:p text:style-name="P106">Agrupamiento <text:span text:style-name="T80">perteneciente al Estatuto General del Personal de la Administración Pública Provincial que desempeñan tareas de informática</text:span></text:p>
          </table:table-cell>
        </table:table-row>
        <table:table-row table:style-name="abbreviations.1">
          <table:table-cell table:style-name="abbreviations.A2" office:value-type="string">
            <text:p text:style-name="P100">STG</text:p>
          </table:table-cell>
          <table:table-cell table:style-name="abbreviations.A2" office:value-type="string">
            <text:p text:style-name="P100">Secretaría de Tecnología para la Gestión</text:p>
          </table:table-cell>
          <table:table-cell table:style-name="abbreviations.C2" office:value-type="string">
            <text:p text:style-name="P101">Depende del Ministerio de Gobierno y Reforma del estado</text:p>
          </table:table-cell>
        </table:table-row>
        <table:table-row table:style-name="abbreviations.1">
          <table:table-cell table:style-name="abbreviations.A2" office:value-type="string">
            <text:p text:style-name="P93">Sectorial de Informática</text:p>
          </table:table-cell>
          <table:table-cell table:style-name="abbreviations.A2" office:value-type="string">
            <text:p text:style-name="P93">Sectorial de Informática del Ministerio de Salud de Santa Fe</text:p>
          </table:table-cell>
          <table:table-cell table:style-name="abbreviations.C2" office:value-type="string">
            <text:p text:style-name="P105"><text:span text:style-name="T80">P</text:span>ersonal del <text:span text:style-name="T80">agrupamiento SPI que brindan servicios en el Ministerio de Salud o en alguna de sus dependencias</text:span></text:p>
          </table:table-cell>
        </table:table-row>
        <table:table-row table:style-name="abbreviations.1">
          <table:table-cell table:style-name="abbreviations.A2" office:value-type="string">
            <text:p text:style-name="P95">MAN</text:p>
          </table:table-cell>
          <table:table-cell table:style-name="abbreviations.A2" office:value-type="string">
            <text:p text:style-name="P95">Metropolitan Area Network (Red de Área Metropolitana)</text:p>
          </table:table-cell>
          <table:table-cell table:style-name="abbreviations.C2" office:value-type="string">
            <text:p text:style-name="P95">Es una red de computadoras con conexión de alta velocidad que ofrece cobertura en una zona geográfica extensa</text:p>
          </table:table-cell>
        </table:table-row>
        <table:table-row table:style-name="abbreviations.1">
          <table:table-cell table:style-name="abbreviations.A2" office:value-type="string">
            <text:p text:style-name="P92">PHP</text:p>
          </table:table-cell>
          <table:table-cell table:style-name="abbreviations.A2" office:value-type="string">
            <text:p text:style-name="P94">(<text:span text:style-name="T87">A</text:span>crónimo recursivo de Hypertext Preprocessor<text:span text:style-name="T87">)</text:span></text:p>
          </table:table-cell>
          <table:table-cell table:style-name="abbreviations.C2" office:value-type="string">
            <text:p text:style-name="P94"><text:span text:style-name="T88">E</text:span>s un lenguaje para el desarrollo web</text:p>
          </table:table-cell>
        </table:table-row>
        <table:table-row table:style-name="abbreviations.1">
          <table:table-cell table:style-name="abbreviations.A2" office:value-type="string">
            <text:p text:style-name="P92">Web Services</text:p>
          </table:table-cell>
          <table:table-cell table:style-name="abbreviations.A2" office:value-type="string">
            <text:p text:style-name="P110">Servicios Web</text:p>
          </table:table-cell>
          <table:table-cell table:style-name="abbreviations.C2" office:value-type="string">
            <text:p text:style-name="P94"><text:span text:style-name="T85">C</text:span>onjunto de protocolos y estándares para intercambiar datos entre aplicaciones <text:span text:style-name="T85">a través de internet</text:span></text:p>
          </table:table-cell>
        </table:table-row>
        <table:table-row table:style-name="abbreviations.1">
          <table:table-cell table:style-name="abbreviations.A2" office:value-type="string">
            <text:p text:style-name="P92">Diagnose</text:p>
          </table:table-cell>
          <table:table-cell table:style-name="abbreviations.A2" office:value-type="string">
            <text:p text:style-name="P92">Sistema <text:span text:style-name="T80">de</text:span> gestión hospitalaria del Ministerio de Salud de Santa Fe</text:p>
          </table:table-cell>
          <table:table-cell table:style-name="abbreviations.C2" office:value-type="string">
            <text:p text:style-name="P107">Sistema de gestión hospitalaria desarrollado por la Sectorial de Informática. Tiene módulo de turnos, internación, farmacia, <text:span text:style-name="T81">stock, laboratorio y otros.</text:span></text:p>
          </table:table-cell>
        </table:table-row>
        <table:table-row table:style-name="abbreviations.1">
          <table:table-cell table:style-name="abbreviations.A2" office:value-type="string">
            <text:p text:style-name="P96">HMI</text:p>
          </table:table-cell>
          <table:table-cell table:style-name="abbreviations.A2" office:value-type="string">
            <text:p text:style-name="P96">Hospitalización Módulo Internación</text:p>
          </table:table-cell>
          <table:table-cell table:style-name="abbreviations.C2" office:value-type="string">
            <text:p text:style-name="P96"><text:span text:style-name="T85">Primer sistema de la Sectorial de informática </text:span>para registrar internaciones</text:p>
          </table:table-cell>
        </table:table-row>
        <table:table-row table:style-name="abbreviations.1">
          <table:table-cell table:style-name="abbreviations.A2" office:value-type="string">
            <text:p text:style-name="P97">HMI2</text:p>
          </table:table-cell>
          <table:table-cell table:style-name="abbreviations.A2" office:value-type="string">
            <text:p text:style-name="P97">Hospitalización Módulo Internación 2</text:p>
          </table:table-cell>
          <table:table-cell table:style-name="abbreviations.C2" office:value-type="string">
            <text:p text:style-name="P111">Módulo de Diagnose y sucesor del HMI que registra las internaciones y realiza la gestión de camas</text:p>
          </table:table-cell>
        </table:table-row>
        <table:table-row table:style-name="abbreviations.1">
          <table:table-cell table:style-name="abbreviations.A2" office:value-type="string">
            <text:p text:style-name="P98">SiHos</text:p>
          </table:table-cell>
          <table:table-cell table:style-name="abbreviations.A2" office:value-type="string">
            <text:p text:style-name="P98">Sistema Hospitalario</text:p>
          </table:table-cell>
          <table:table-cell table:style-name="abbreviations.C2" office:value-type="string">
            <text:p text:style-name="P98">Sistema <text:span text:style-name="T85">para </text:span>registrar <text:span text:style-name="T86">e integrar la información de las internaciones</text:span></text:p>
          </table:table-cell>
        </table:table-row>
        <table:table-row table:style-name="abbreviations.1">
          <table:table-cell table:style-name="abbreviations.A2" office:value-type="string">
            <text:p text:style-name="P89">Epicrisis</text:p>
          </table:table-cell>
          <table:table-cell table:style-name="abbreviations.A2" office:value-type="string">
            <text:list xml:id="list3855005975" text:style-name="L1">
              <text:list-item>
                <text:p text:style-name="P156">Informe de Epicrisis que realiza el médico</text:p>
              </text:list-item>
              <text:list-item>
                <text:p text:style-name="P157">Sistema informático de la Sectorial de Informática que registra el informe de Epicrisis</text:p>
              </text:list-item>
            </text:list>
          </table:table-cell>
          <table:table-cell table:style-name="abbreviations.C2" office:value-type="string">
            <text:list xml:id="list2571579146" text:style-name="L2">
              <text:list-item>
                <text:p text:style-name="P159"><text:span text:style-name="T36">Resumen de</text:span><text:span text:style-name="T37">l</text:span><text:span text:style-name="T36"> proceso médico, que queda en la historia clínica, cuando concluye una internación</text:span></text:p>
              </text:list-item>
              <text:list-item>
                <text:p text:style-name="P158">Sistema informático que registra el informe de Epicrisis</text:p>
              </text:list-item>
            </text:list>
          </table:table-cell>
        </table:table-row>
        <text:soft-page-break/>
        <table:table-row table:style-name="abbreviations.1">
          <table:table-cell table:style-name="abbreviations.A2" office:value-type="string">
            <text:p text:style-name="P89">SICAP</text:p>
          </table:table-cell>
          <table:table-cell table:style-name="abbreviations.A2" office:value-type="string">
            <text:p text:style-name="P99">Sistema de <text:span text:style-name="T52">Información de los</text:span> Centros de Atención Primaria</text:p>
          </table:table-cell>
          <table:table-cell table:style-name="abbreviations.C2" office:value-type="string">
            <text:p text:style-name="P112">Sistema de 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103">SIHos</text:p>
          </table:table-cell>
          <table:table-cell table:style-name="abbreviations.A2" office:value-type="string">
            <text:p text:style-name="P103">Sistema de Internación Hospitalario</text:p>
          </table:table-cell>
          <table:table-cell table:style-name="abbreviations.C2" office:value-type="string">
            <text:p text:style-name="P103">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104">RI</text:p>
          </table:table-cell>
          <table:table-cell table:style-name="abbreviations.A2" office:value-type="string">
            <text:p text:style-name="P104">Red Internación</text:p>
          </table:table-cell>
          <table:table-cell table:style-name="abbreviations.C2" office:value-type="string">
            <text:p text:style-name="P104">Sistema Web para registrar internaciones <text:span text:style-name="T53">de la Sectorial de Informática</text:span></text:p>
          </table:table-cell>
        </table:table-row>
        <table:table-row table:style-name="abbreviations.1">
          <table:table-cell table:style-name="abbreviations.A2" office:value-type="string">
            <text:p text:style-name="P89">CADSIE</text:p>
          </table:table-cell>
          <table:table-cell table:style-name="abbreviations.A2" office:value-type="string">
            <text:p text:style-name="P94"/>
          </table:table-cell>
          <table:table-cell table:style-name="abbreviations.C2" office:value-type="string">
            <text:p text:style-name="P94"/>
          </table:table-cell>
        </table:table-row>
      </table:table>
      <text:p text:style-name="P52"/>
      <text:p text:style-name="P11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A quienes aprenden jugando (LOAD “”)</text:p>
      <text:h text:style-name="P165" text:outline-level="1"><text:bookmark-start text:name="__RefHeading___Toc1258_882715174"/>1<text:bookmark-end text:name="__RefHeading___Toc1258_882715174"/></text:h>
      <text:p text:style-name="P56"><text:span text:style-name="T3">I</text:span><text:span text:style-name="T2">ntroducción</text:span></text:p>
      <text:p text:style-name="P58"/>
      <text:p text:style-name="P59"/>
      <text:p text:style-name="P60">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 </text:p>
      <text:p text:style-name="P60"/>
      <text:p text:style-name="P62">La organización actual de la salud en la provincia de Santa Fe establece que cada paciente acuda por atención médica a su efector más cercano, siendo los dispensarios y los centros de salud de los barrios los primeros lugares donde una persona debe dirigirse. </text:p>
      <text:h text:style-name="P174" text:outline-level="2"><text:bookmark-start text:name="__RefHeading___Toc1340_444478695"/><text:span text:style-name="T61">1.1 </text:span>Motivación<text:bookmark-end text:name="__RefHeading___Toc1340_444478695"/></text:h>
      <text:p text:style-name="P77">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77"/>
      <text:p text:style-name="P62">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h text:style-name="P169" text:outline-level="2"/>
      <text:h text:style-name="P172" text:outline-level="2"><text:bookmark-start text:name="__RefHeading___Toc1342_444478695"/><text:span text:style-name="T61">1.2 </text:span>Propósito<text:bookmark-end text:name="__RefHeading___Toc1342_444478695"/></text:h>
      <text:p text:style-name="P78">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78"/>
      <text:p text:style-name="P62">El desarrollo del proyecto se enfocará en los hospitales públicos de la provincia, pero la solución no es cerrada, sino que permitirá incorporar datos de efectores privados si así se dispone.</text:p>
      <text:h text:style-name="P169" text:outline-level="2"/>
      <text:h text:style-name="P172" text:outline-level="2"><text:bookmark-start text:name="__RefHeading___Toc1344_444478695"/><text:span text:style-name="T61">1.3 </text:span>Limitaciones<text:bookmark-end text:name="__RefHeading___Toc1344_444478695"/></text:h>
      <text:p text:style-name="P77">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77"/>
      <text:p text:style-name="P62">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h text:style-name="P166" text:outline-level="1"><text:bookmark-start text:name="__RefHeading___Toc831_1934213513"/>2<text:bookmark-end text:name="__RefHeading___Toc831_1934213513"/></text:h>
      <text:p text:style-name="P75">Contexto</text:p>
      <text:p text:style-name="P67"/>
      <text:p text:style-name="P67"/>
      <text:p text:style-name="P33"><text:span text:style-name="T54">En las dependencias públicas lograr que un sistema nuevo llegue a utilizarse en la práctica es una tarea compleja. </text:span>E<text:span text:style-name="T54">ste</text:span> desafío involucra cuestiones funcionales e institucionales que van a más allá de lo técnico. <text:span text:style-name="T55">Es por eso que e</text:span>s necesario comprender y determinar el proceso que sigue una internación, qué funciones realizan las personas que intervienen, y qué herramientas de informatización utilizan.</text:p>
      <text:p text:style-name="P70"/>
      <text:p text:style-name="P71">Por otro lado, la infraestructura tecnológica para la implementación es la que actualmente posee la Provincia de Santa Fe, lo que <text:span text:style-name="T56">implica</text:span> a priori, un panorama adecuado para el desarrollo del proyecto. </text:p>
      <text:p text:style-name="P63"/>
      <text:p text:style-name="P72">Este capítulo plantea el estado de situación desde una perspectiva global de toda la provincia, cuantifica y define a los hospitales con internación, y menciona los aspectos generales a tener en cuenta para la puesta en marcha.</text:p>
      <text:h text:style-name="P175" text:outline-level="2"><text:bookmark-start text:name="__RefHeading___Toc845_1934213513"/><text:span text:style-name="T62">2.1 </text:span><text:span text:style-name="T71">Niveles de atención de efectores públicos</text:span><text:bookmark-end text:name="__RefHeading___Toc845_1934213513"/></text:h>
      <text:p text:style-name="P68"/>
      <text:p text:style-name="P73">Los hospitales y centros de salud del sistema público provincial están organizados en tres niveles de atención.</text:p>
      <text:p text:style-name="P64"/>
      <text:h text:style-name="Heading_20_3" text:outline-level="3"><text:bookmark-start text:name="__RefHeading___Toc1286_891082040"/>Primer nivel<text:bookmark-end text:name="__RefHeading___Toc1286_891082040"/></text:h>
      <text:p text:style-name="P36"><text:span text:style-name="T19">L</text:span><text:span text:style-name="T13">o componen centros de</text:span><text:span text:style-name="T8"> </text:span><text:span text:style-name="T13">salud </text:span><text:span text:style-name="T14">de baja complejidad,</text:span><text:span text:style-name="T15"> no poseen internación y</text:span><text:span text:style-name="T14"> </text:span><text:span text:style-name="T13">cumplen funciones de promoción, prevención, diagnóstico, atención ambulatoria y cuidados domiciliarios. </text:span><text:span text:style-name="T1">Algunos ejemplos</text:span><text:span text:style-name="T49"> de efectores de primer nivel agrupados por nodos de salud</text:span><text:span text:style-name="T1">:</text:span></text:p>
      <text:p text:style-name="P34"/>
      <text:section text:style-name="Sect2" text:name="Sección1">
        <text:p text:style-name="P79">Reconquista</text:p>
        <text:list xml:id="list1372088345" text:style-name="Lista_20_1_20_sebas">
          <text:list-item>
            <text:p text:style-name="P121"><text:span text:style-name="T65">CS </text:span><text:span text:style-name="T66">Los Laureles</text:span></text:p>
          </text:list-item>
          <text:list-item>
            <text:p text:style-name="P121">CS El Yaguareté</text:p>
          </text:list-item>
          <text:list-item>
            <text:p text:style-name="P121"><text:span text:style-name="T16">C</text:span><text:span text:style-name="T17">S Arroyo Ceibal</text:span></text:p>
            <text:list>
              <text:list-header>
                <text:p text:style-name="P121"/>
              </text:list-header>
            </text:list>
          </text:list-item>
        </text:list>
        <text:p text:style-name="P81"><text:bookmark-start text:name="__RefHeading___Toc4206_2132718688"/>Rafaela<text:bookmark-end text:name="__RefHeading___Toc4206_2132718688"/></text:p>
        <text:list xml:id="list152339691853570" text:continue-numbering="true" text:style-name="Lista_20_1_20_sebas">
          <text:list-item>
            <text:p text:style-name="P121"><text:span text:style-name="T17">CS </text:span><text:span text:style-name="T18">Susana</text:span></text:p>
          </text:list-item>
          <text:list-item>
            <text:p text:style-name="P121">CS Frontera</text:p>
          </text:list-item>
          <text:list-item>
            <text:p text:style-name="P121">CS Ñanducita</text:p>
          </text:list-item>
        </text:list>
        <text:p text:style-name="P55"/>
        <text:p text:style-name="P55"/>
        <text:p text:style-name="P83">Santa Fe</text:p>
        <text:list xml:id="list152339010034835" text:continue-numbering="true" text:style-name="Lista_20_1_20_sebas">
          <text:list-item>
            <text:p text:style-name="P121">CS Ángel Gallardo</text:p>
          </text:list-item>
          <text:list-item>
            <text:p text:style-name="P121">CS Candioti</text:p>
          </text:list-item>
          <text:list-item>
            <text:p text:style-name="P121">CS Matilde</text:p>
          </text:list-item>
        </text:list>
        <text:p text:style-name="P55"/>
        <text:p text:style-name="P81">Rosario</text:p>
        <text:list xml:id="list152338013579414" text:continue-numbering="true" text:style-name="Lista_20_1_20_sebas">
          <text:list-item>
            <text:p text:style-name="P121">CS Andino</text:p>
          </text:list-item>
          <text:list-item>
            <text:p text:style-name="P121">CS Monje</text:p>
          </text:list-item>
          <text:list-item>
            <text:p text:style-name="P121">CS Serodino</text:p>
          </text:list-item>
        </text:list>
        <text:p text:style-name="P55"/>
        <text:p text:style-name="P61"/>
        <text:p text:style-name="P82">Venado Tuerto</text:p>
        <text:list xml:id="list152338536523505" text:continue-numbering="true" text:style-name="Lista_20_1_20_sebas">
          <text:list-item>
            <text:p text:style-name="P121">CS Cañada de Ucle</text:p>
          </text:list-item>
          <text:list-item>
            <text:p text:style-name="P121">CS Chapuy</text:p>
          </text:list-item>
          <text:list-item>
            <text:p text:style-name="P121">CS Aaron Castellanos</text:p>
          </text:list-item>
        </text:list>
      </text:section>
      <text:h text:style-name="Heading_20_3" text:outline-level="3"><text:bookmark-start text:name="__RefHeading___Toc1288_891082040"/>Segundo nivel<text:bookmark-end text:name="__RefHeading___Toc1288_891082040"/></text:h>
      <text:p text:style-name="P37"><text:span text:style-name="T24">Son efectores de mediana y baja complejidad que poseen internación. Cumplen la función de asistencia y diagnóstico entre el primer y tercer nivel de atención. Pueden llegar a tener hasta</text:span><text:span text:style-name="T5"> 4 o 5 </text:span><text:span text:style-name="T24">servicios médicos de internación y hasta </text:span><text:span text:style-name="T25">4</text:span><text:span text:style-name="T5">0 camas. </text:span><text:span text:style-name="T6">Algunos </text:span><text:span text:style-name="T12">ejemplos </text:span><text:span text:style-name="T20">de efectores de segundo nivel</text:span><text:span text:style-name="T6">:</text:span></text:p>
      <text:h text:style-name="P176" text:outline-level="2"/>
      <text:p text:style-name="P57">Reconquista:</text:p>
      <text:section text:style-name="Sect3" text:name="Sección2">
        <text:list xml:id="list152339584991646" text:continue-numbering="true" text:style-name="Lista_20_1_20_sebas">
          <text:list-item>
            <text:p text:style-name="P130">Samco Florencia Juan Facundo Gil</text:p>
            <text:list>
              <text:list-item>
                <text:list>
                  <text:list-item>
                    <text:p text:style-name="P130">6 camas</text:p>
                  </text:list-item>
                  <text:list-item>
                    <text:p text:style-name="P119"><text:span text:style-name="T43">C</text:span><text:span text:style-name="T42">omplejidad II</text:span><text:span text:style-name="T43">I</text:span></text:p>
                  </text:list-item>
                  <text:list-item>
                    <text:p text:style-name="P137">Servicios: Clínica Médica</text:p>
                  </text:list-item>
                </text:list>
                <text:p text:style-name="P118"/>
              </text:list-item>
            </text:list>
          </text:list-item>
          <text:list-item>
            <text:p text:style-name="P122"><text:span text:style-name="T6">S</text:span><text:span text:style-name="T7">amco Las Toscas</text:span></text:p>
            <text:list>
              <text:list-item>
                <text:list>
                  <text:list-item>
                    <text:p text:style-name="P131">14 camas</text:p>
                  </text:list-item>
                  <text:list-item>
                    <text:p text:style-name="P122"><text:span text:style-name="T21">C</text:span><text:span text:style-name="T10">omplejidad III</text:span></text:p>
                  </text:list-item>
                  <text:list-item>
                    <text:p text:style-name="P132">Servicios: Clínica Médica</text:p>
                  </text:list-item>
                </text:list>
              </text:list-item>
            </text:list>
          </text:list-item>
        </text:list>
        <text:p text:style-name="P76"/>
        <text:p text:style-name="Text_20_body"/>
        <text:list xml:id="list152338968800970" text:continue-numbering="true" text:style-name="Lista_20_1_20_sebas">
          <text:list-item>
            <text:p text:style-name="P119"><text:span text:style-name="T44">S</text:span><text:span text:style-name="T42">amco </text:span><text:span text:style-name="T45">Malabrigo</text:span></text:p>
            <text:list>
              <text:list-item>
                <text:list>
                  <text:list-item>
                    <text:p text:style-name="P122"><text:span text:style-name="T23">23</text:span><text:span text:style-name="T9"> camas</text:span></text:p>
                  </text:list-item>
                  <text:list-item>
                    <text:p text:style-name="P122"><text:span text:style-name="T22">C</text:span><text:span text:style-name="T10">omplejidad I</text:span><text:span text:style-name="T23">V</text:span></text:p>
                  </text:list-item>
                  <text:list-item>
                    <text:p text:style-name="P138">Servicios: Clínica Médica, Clínica Quirúrgica, Pediatría, Obstetricia</text:p>
                  </text:list-item>
                </text:list>
              </text:list-item>
            </text:list>
          </text:list-item>
        </text:list>
      </text:section>
      <text:p text:style-name="P57"><text:soft-page-break/>Rafaela:</text:p>
      <text:section text:style-name="Sect3" text:name="Sección3">
        <text:list xml:id="list152339327579691" text:continue-numbering="true" text:style-name="Lista_20_1_20_sebas">
          <text:list-item>
            <text:p text:style-name="P123">Samco San Vicente</text:p>
            <text:list>
              <text:list-item>
                <text:list>
                  <text:list-item>
                    <text:p text:style-name="P123">11 camas</text:p>
                  </text:list-item>
                  <text:list-item>
                    <text:p text:style-name="P123"><text:span text:style-name="T89">C</text:span>omplejidad III</text:p>
                  </text:list-item>
                  <text:list-item>
                    <text:p text:style-name="P139">Servicios: Medicina General</text:p>
                  </text:list-item>
                </text:list>
                <text:p text:style-name="P118"/>
              </text:list-item>
            </text:list>
          </text:list-item>
          <text:list-item>
            <text:p text:style-name="P123">Samco Arrufo</text:p>
            <text:list>
              <text:list-item>
                <text:list>
                  <text:list-item>
                    <text:p text:style-name="P123">9 camas</text:p>
                  </text:list-item>
                  <text:list-item>
                    <text:p text:style-name="P123"><text:span text:style-name="T89">C</text:span>omplejidad III</text:p>
                  </text:list-item>
                  <text:list-item>
                    <text:p text:style-name="P139">Servicios: <text:span text:style-name="T90">Medicina General</text:span></text:p>
                  </text:list-item>
                </text:list>
                <text:p text:style-name="P121"/>
              </text:list-item>
            </text:list>
          </text:list-item>
          <text:list-item>
            <text:p text:style-name="P147">Samco <text:span text:style-name="T91">Ceres</text:span></text:p>
            <text:list>
              <text:list-item>
                <text:list>
                  <text:list-item>
                    <text:p text:style-name="P124"><text:span text:style-name="T91">41</text:span> camas</text:p>
                  </text:list-item>
                  <text:list-item>
                    <text:p text:style-name="P124"><text:span text:style-name="T91">C</text:span>omplejidad I<text:span text:style-name="T91">V</text:span></text:p>
                  </text:list-item>
                  <text:list-item>
                    <text:p text:style-name="P140">Servicios: Clínica Médica, Obstetricia, Pediatría, Neonatología, Emergencia</text:p>
                  </text:list-item>
                </text:list>
              </text:list-item>
            </text:list>
          </text:list-item>
        </text:list>
      </text:section>
      <text:p text:style-name="P55"/>
      <text:p text:style-name="P57">Rosario:</text:p>
      <text:section text:style-name="Sect3" text:name="Sección5">
        <text:list xml:id="list152339693689360" text:continue-numbering="true" text:style-name="Lista_20_1_20_sebas">
          <text:list-item>
            <text:p text:style-name="P125">Samco <text:span text:style-name="T93">Carlos Goytía [Carcarañá]</text:span> </text:p>
            <text:list>
              <text:list-item>
                <text:list>
                  <text:list-item>
                    <text:p text:style-name="P125"><text:span text:style-name="T93">49</text:span> camas</text:p>
                  </text:list-item>
                  <text:list-item>
                    <text:p text:style-name="P125"><text:span text:style-name="T93">C</text:span>omplejidad III</text:p>
                  </text:list-item>
                  <text:list-item>
                    <text:p text:style-name="P141">Servicios: Medicina General, Geriatría</text:p>
                  </text:list-item>
                </text:list>
                <text:p text:style-name="P118"/>
              </text:list-item>
            </text:list>
          </text:list-item>
          <text:list-item>
            <text:p text:style-name="P126">Samco <text:span text:style-name="T94">Montes de Oca</text:span></text:p>
            <text:list>
              <text:list-item>
                <text:list>
                  <text:list-item>
                    <text:p text:style-name="P126"><text:s/><text:span text:style-name="T94">7</text:span> camas</text:p>
                  </text:list-item>
                  <text:list-item>
                    <text:p text:style-name="P126"><text:s/><text:span text:style-name="T94">C</text:span>omplejidad III</text:p>
                  </text:list-item>
                  <text:list-item>
                    <text:p text:style-name="P142">Servicios: Medicina General</text:p>
                  </text:list-item>
                </text:list>
                <text:p text:style-name="P121"/>
              </text:list-item>
            </text:list>
          </text:list-item>
          <text:list-item>
            <text:p text:style-name="P148">Samco <text:span text:style-name="T94">Armstrong</text:span></text:p>
            <text:list>
              <text:list-item>
                <text:list>
                  <text:list-item>
                    <text:p text:style-name="P126"><text:span text:style-name="T94">29</text:span> camas</text:p>
                  </text:list-item>
                  <text:list-item>
                    <text:p text:style-name="P126"><text:span text:style-name="T94">C</text:span>omplejidad I<text:span text:style-name="T94">V</text:span></text:p>
                  </text:list-item>
                  <text:list-item>
                    <text:p text:style-name="P142">Servicios: Medicina General, Terapia Intensiva</text:p>
                  </text:list-item>
                </text:list>
              </text:list-item>
            </text:list>
          </text:list-item>
        </text:list>
      </text:section>
      <text:p text:style-name="P55"/>
      <text:p text:style-name="P57"><text:bookmark-start text:name="__RefHeading___Toc4210_2132718688"/>Santa Fe:<text:bookmark-end text:name="__RefHeading___Toc4210_2132718688"/></text:p>
      <text:section text:style-name="Sect3" text:name="Sección4">
        <text:list xml:id="list152339603613220" text:continue-numbering="true" text:style-name="Lista_20_1_20_sebas">
          <text:list-item>
            <text:p text:style-name="P127"><text:span text:style-name="T11">S</text:span><text:span text:style-name="T4">amco Cayastá</text:span></text:p>
            <text:list>
              <text:list-item>
                <text:list>
                  <text:list-item>
                    <text:p text:style-name="P133">10 camas</text:p>
                  </text:list-item>
                  <text:list-item>
                    <text:p text:style-name="P127"><text:span text:style-name="T26">C</text:span><text:span text:style-name="T4">omplejidad III</text:span></text:p>
                  </text:list-item>
                  <text:list-item>
                    <text:p text:style-name="P143">Servicios: Medicina General</text:p>
                  </text:list-item>
                </text:list>
                <text:p text:style-name="P118"/>
              </text:list-item>
            </text:list>
          </text:list-item>
          <text:list-item>
            <text:p text:style-name="P127">Samco Helvecia</text:p>
            <text:list>
              <text:list-item>
                <text:list>
                  <text:list-item>
                    <text:p text:style-name="P127">18 camas</text:p>
                  </text:list-item>
                  <text:list-item>
                    <text:p text:style-name="P127"><text:span text:style-name="T92">C</text:span>omplejidad III</text:p>
                  </text:list-item>
                  <text:list-item>
                    <text:p text:style-name="P143">Servicios: <text:span text:style-name="T95">Medicina General</text:span></text:p>
                  </text:list-item>
                </text:list>
              </text:list-item>
            </text:list>
            <text:p text:style-name="P135"/>
          </text:list-item>
          <text:list-item>
            <text:p text:style-name="P149"><text:span text:style-name="T46">S</text:span><text:span text:style-name="T41">amco </text:span><text:span text:style-name="T47">Norberto Trossero </text:span><text:span text:style-name="T48">(L. Paiva)</text:span></text:p>
            <text:list>
              <text:list-item>
                <text:list>
                  <text:list-item>
                    <text:p text:style-name="P120"><text:span text:style-name="T41">1</text:span><text:span text:style-name="T47">3</text:span><text:span text:style-name="T41"> camas</text:span></text:p>
                  </text:list-item>
                  <text:list-item>
                    <text:p text:style-name="P134">complejidad III</text:p>
                  </text:list-item>
                  <text:list-item>
                    <text:p text:style-name="P144">Servicios: Medicina General, Pediatría</text:p>
                  </text:list-item>
                </text:list>
              </text:list-item>
            </text:list>
          </text:list-item>
        </text:list>
      </text:section>
      <text:p text:style-name="P55"/>
      <text:p text:style-name="P57"><text:bookmark-start text:name="__RefHeading___Toc4212_2132718688"/>Venado Tuerto:<text:bookmark-end text:name="__RefHeading___Toc4212_2132718688"/></text:p>
      <text:section text:style-name="Sect3" text:name="Sección6">
        <text:list xml:id="list152338254740500" text:continue-numbering="true" text:style-name="Lista_20_1_20_sebas">
          <text:list-item>
            <text:p text:style-name="P128">Samco <text:span text:style-name="T96">Hospital Rufino</text:span></text:p>
            <text:list>
              <text:list-item>
                <text:list>
                  <text:list-item>
                    <text:p text:style-name="P128"><text:span text:style-name="T96">52</text:span> camas</text:p>
                  </text:list-item>
                  <text:list-item>
                    <text:p text:style-name="P128"><text:span text:style-name="T96">C</text:span>omplejidad I<text:span text:style-name="T96">V</text:span></text:p>
                  </text:list-item>
                  <text:list-item>
                    <text:p text:style-name="P145">Servicios: Medicina General, <text:span text:style-name="T97">Pediatría, Clínica Médica, Clínica Quirúrgica, Tocoginecología</text:span></text:p>
                  </text:list-item>
                </text:list>
              </text:list-item>
            </text:list>
          </text:list-item>
          <text:list-item>
            <text:p text:style-name="P129"><text:soft-page-break/>Samco <text:span text:style-name="T97">Villa Cañás</text:span></text:p>
            <text:list>
              <text:list-item>
                <text:list>
                  <text:list-item>
                    <text:p text:style-name="P129">1<text:span text:style-name="T97">2</text:span> camas</text:p>
                  </text:list-item>
                  <text:list-item>
                    <text:p text:style-name="P129"><text:span text:style-name="T97">C</text:span>omplejidad III</text:p>
                  </text:list-item>
                  <text:list-item>
                    <text:p text:style-name="P146">Servicios: Pediatría, Obstetricia, Medicina General</text:p>
                  </text:list-item>
                </text:list>
              </text:list-item>
            </text:list>
          </text:list-item>
          <text:list-item>
            <text:p text:style-name="P129"><text:span text:style-name="T97">S</text:span>amco Hughes</text:p>
            <text:list>
              <text:list-item>
                <text:list>
                  <text:list-item>
                    <text:p text:style-name="P129">6 camas</text:p>
                  </text:list-item>
                  <text:list-item>
                    <text:p text:style-name="P129"><text:span text:style-name="T97">C</text:span>omplejidad III</text:p>
                  </text:list-item>
                  <text:list-item>
                    <text:p text:style-name="P146">Servicios: Medicina General</text:p>
                  </text:list-item>
                </text:list>
              </text:list-item>
            </text:list>
          </text:list-item>
        </text:list>
      </text:section>
      <text:h text:style-name="P177" text:outline-level="2"/>
      <text:p text:style-name="P35"/>
      <text:h text:style-name="P168" text:outline-level="3"><text:bookmark-start text:name="__RefHeading___Toc1290_891082040"/>Tercer nivel<text:bookmark-end text:name="__RefHeading___Toc1290_891082040"/></text:h>
      <text:p text:style-name="Text_20_body"><text:bookmark-start text:name="__RefHeading___Toc1292_891082040"/><text:span text:style-name="T98">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69"/>
      <text:h text:style-name="P171" text:outline-level="2">Los efectores de tercer nivel son:</text:h>
      <text:section text:style-name="Sect3" text:name="Sección7">
        <text:p text:style-name="P80">Reconquista:</text:p>
        <text:list xml:id="list4095769268" text:style-name="L3">
          <text:list-item>
            <text:p text:style-name="P150">Hospital Dra. Olga Stucky</text:p>
          </text:list-item>
        </text:list>
        <text:h text:style-name="P178" text:outline-level="2">Rafaela:</text:h>
        <text:list xml:id="list152338648667171" text:continue-numbering="true" text:style-name="L3">
          <text:list-item>
            <text:p text:style-name="P150">Samco Dr. Jaime Ferre</text:p>
          </text:list-item>
        </text:list>
        <text:h text:style-name="P179" text:outline-level="2">Rosario:</text:h>
        <text:list xml:id="list152338457572737" text:continue-numbering="true" text:style-name="L3">
          <text:list-item>
            <text:p text:style-name="P151">Maternidad Martin (Municipal)</text:p>
          </text:list-item>
          <text:list-item>
            <text:p text:style-name="P151">Hospital Provincial Centenario</text:p>
          </text:list-item>
          <text:list-item>
            <text:p text:style-name="P151">Hospital Eva Perón (Granadero Baigorria)</text:p>
          </text:list-item>
          <text:list-item>
            <text:h text:style-name="P180" text:outline-level="2">Centro Regional de Salud Mental Dr. Agudo Ávila</text:h>
          </text:list-item>
          <text:list-item>
            <text:p text:style-name="P151">Hospital Provincial</text:p>
          </text:list-item>
          <text:list-item>
            <text:p text:style-name="P150">Hospital de Niños Zona Norte</text:p>
          </text:list-item>
        </text:list>
        <text:p text:style-name="P136"/>
        <text:p text:style-name="P84"><text:span text:style-name="T31">S</text:span><text:span text:style-name="T30">anta Fe:</text:span></text:p>
        <text:list xml:id="list152337864730322" text:continue-numbering="true" text:style-name="L3">
          <text:list-item>
            <text:p text:style-name="P152">Hospital Dr. José María Cullen</text:p>
          </text:list-item>
          <text:list-item>
            <text:p text:style-name="P153">Hospital Dr. J. B. Iturraspe</text:p>
          </text:list-item>
          <text:list-item>
            <text:p text:style-name="P153">Hospital de Niños Dr. Orlando Alassia</text:p>
          </text:list-item>
        </text:list>
        <text:p text:style-name="P80">Venado Tuerto:</text:p>
        <text:list xml:id="list152337901450185" text:continue-numbering="true" text:style-name="L3">
          <text:list-item>
            <text:p text:style-name="P151">Samco Dr. A. Gutiérrez</text:p>
          </text:list-item>
        </text:list>
      </text:section>
      <text:p text:style-name="P62"/>
      <text:h text:style-name="P173" text:outline-level="2"><text:bookmark-start text:name="__RefHeading___Toc847_1934213513"/><text:span text:style-name="T62">2.2</text:span><text:span text:style-name="T60"> </text:span><text:span text:style-name="T64">Infraestructura de conectividad</text:span><text:bookmark-end text:name="__RefHeading___Toc847_1934213513"/></text:h>
      <text:p text:style-name="P65"/>
      <text:p text:style-name="P65"><text:soft-page-break/>El Ministerio de Salud utiliza la infraestructura tecnológica que la Secretaría de Tecnología para la Gestión (STG) brinda, como servidores web, base de datos, soporte técnico y la red física de comunicaciones. Ésta última se refiere a la red MAN que conecta con fibra óptica los distintos edificios públicos provinciales, como Casa de Gobierno, Ministerios y otras dependencias, y los hospitales de tercer nivel.</text:p>
      <text:p text:style-name="P62"/>
      <text:p text:style-name="P62"/>
      <text:p text:style-name="P62"/>
      <text:h text:style-name="P172" text:outline-level="2"><text:bookmark-start text:name="__RefHeading___Toc849_1934213513"/><text:span text:style-name="T62">2.3 </text:span>Informatización de efectores <text:span text:style-name="T57">con</text:span> internación<text:bookmark-end text:name="__RefHeading___Toc849_1934213513"/></text:h>
      <text:p text:style-name="P62"/>
      <text:p text:style-name="P65">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65"/>
      <text:p text:style-name="P62">La diversidad de personal, infraestructura y servicios entre los efectores con internación hace que la situación desde el punto de vista informático sea particular en cada caso. </text:p>
      <text:p text:style-name="P62">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62"/>
      <text:p text:style-name="P62"/>
      <text:h text:style-name="P172" text:outline-level="2"><text:bookmark-start text:name="__RefHeading___Toc851_1934213513"/><text:span text:style-name="T62">2.4 </text:span><text:span text:style-name="T58">Usuarios de</text:span> los sistemas informáticos <text:span text:style-name="T59">en hospitales</text:span><text:bookmark-end text:name="__RefHeading___Toc851_1934213513"/></text:h>
      <text:p text:style-name="P74"/>
      <text:p text:style-name="P62">Como se menciona en el párrafo anterior, el escenario es heterogéneo entre hospitales y cada uno tiene particularidades en la organización física y funcional. El circuito que recorre una internación es reflejado en el sistema local, y es clave para tener una lectura precisa del estado actual de una cama que las tareas se realicen en el momento adecuado. Esto está ligado fuertemente al personal que realiza tales tareas.</text:p>
      <text:p text:style-name="P62"/>
      <text:p text:style-name="P62"/>
      <text:h text:style-name="P172" text:outline-level="2"><text:bookmark-start text:name="__RefHeading___Toc853_1934213513"/><text:span text:style-name="T62">2.5 </text:span><text:span text:style-name="T58">Plan</text:span> de implementación<text:bookmark-end text:name="__RefHeading___Toc853_1934213513"/></text:h>
      <text:p text:style-name="P74"/>
      <text:p text:style-name="P62">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ligados y que deben analizarse en cada implementación.</text:p>
      <text:p text:style-name="P68"/>
      <text:p text:style-name="P66">Por la cantidad de camas y porque tienen la más alta complejidad médica, lo cual es crucial en una emergencia, el mayor interés está en los hospitales de tercer nivel. La provincia tiene los siguientes efectores públicos con estas características.</text:p>
      <text:p text:style-name="P68"/>
      <text:p text:style-name="P66"><text:soft-page-break/>Puede darse en una emergencia, según la circunstancia y la ubicación geográfica, que trasladar un paciente al hospital de tercer nivel más cercano no sea la mejor solución. En estos casos los efectores de segundo nivel pueden dar respuesta. La siguiente lista enumera algunos de éstos-</text:p>
      <text:p text:style-name="P66"/>
      <text:p text:style-name="P66"/>
      <text:p text:style-name="P68"/>
      <text:p text:style-name="P68">Un ejemplo son los pacientes que se trasladan desde el Samco Dra. Stucky (Reconquista) al hospital Iturraspe (Santa Fe) para realizarle quimioterapia.</text:p>
      <text:p text:style-name="P68">Dentro de estos últimos, la situación es la siguiente:</text:p>
      <text:p text:style-name="P68">Los hospitales de tercer nivel utilizan el software Diagnose que tiene el módulo HMI2 que permite cargar las internaciones y realizar la gestión de camas. Los de segundo nivel puede tener instalado Diagnose, RI o HMI, y en los de primer nivel pueden utilizar RI, SIHos o HMI.</text:p>
      <text:p text:style-name="P68">Sometimes the thesis work is based on a specific project which makes it difficult to provide the entire background in the introduction chapter without making it too long. (The introduction chapter should inspire the reader). A background chapter can be used to give a more detailed description of the actual project. It could for example elaborate more on the specification for a certain project/product/service.</text:p>
      <text:p text:style-name="P68">This chapter should only be used if it is required to help the reader.</text:p>
      <text:p text:style-name="P68"/>
      <text:p text:style-name="P68"/>
      <text:h text:style-name="P170" text:outline-level="2"/>
      <text:p text:style-name="P68">El Sistema Integrado de Emergencia Sanitaria (SIES 107) es un servicio de cobertura asistencial prehospitalaria para las emergencias y urgencias médicas que, a través del gobierno provincial, se ofrece a todos los habitantes del pueblo. A través de una Ambulancia 0Km., la Comuna de Margarita amplía sustantivamente la infraestructura en salud mejorando los servicios de asistencia sanitaria disponibles para todos habitantes del pueblo, fortaleciendo así el Sistema de Emergencia y Traslado. El SIES 107 integra a 22 centrales operativas destinadas a la cobertura en salud en todo el territorio provincial.</text:p>
      <text:h text:style-name="P167" text:outline-level="1"><text:bookmark-start text:name="__RefHeading___Toc4278_2132718688"/>R<text:bookmark-end text:name="__RefHeading___Toc4278_2132718688"/></text:h>
      <text:p text:style-name="P38">Referencias</text:p>
      <text:p text:style-name="P39"/>
      <text:p text:style-name="P51"><text:span text:style-name="T27">[1] </text:span><text:span text:style-name="T28">Intranet Provincial Santa Fe, </text:span><text:span text:style-name="T29">Secretaría de Tecnologías para la Gestión (2016)</text:span><text:span text:style-name="T32">, </text:span><text:span text:style-name="T38">Programas y Proyectos</text:span><text:span text:style-name="T32">. </text:span><text:span text:style-name="T33">Recuperado de </text:span><text:a xlink:type="simple" xlink:href="https://santafe.gov.ar/intranet/" text:style-name="Internet_20_link" text:visited-style-name="Visited_20_Internet_20_Link"><text:span text:style-name="T33">https://santafe.gov.ar/intranet/</text:span></text:a><text:span text:style-name="T33">#</text:span></text:p>
      <text:p text:style-name="P40"/>
      <text:p text:style-name="P50"><text:span text:style-name="T32">[2] </text:span><text:span text:style-name="T34">Sitio oficial en </text:span><text:span text:style-name="T32">inglés</text:span><text:span text:style-name="T34"> de Symfony, Documentación, </text:span><text:a xlink:type="simple" xlink:href="https://symfony.com/" text:style-name="Internet_20_link" text:visited-style-name="Visited_20_Internet_20_Link"><text:span text:style-name="T39">https://symfony.com/</text:span></text:a></text:p>
      <text:p text:style-name="P41"/>
      <text:p text:style-name="P49"><text:span text:style-name="T32">[</text:span><text:span text:style-name="T35">3</text:span><text:span text:style-name="T32">] </text:span><text:span text:style-name="T34">Sitio oficial en español de Symfony, Documentación, </text:span><text:a xlink:type="simple" xlink:href="http://symfony.es/documentacion/" text:style-name="Internet_20_link" text:visited-style-name="Visited_20_Internet_20_Link"><text:span text:style-name="T40">http://symfony.es/documentacion/</text:span></text:a></text:p>
      <text:p text:style-name="P42"/>
      <text:p text:style-name="P45"><text:span text:style-name="T67">[</text:span><text:span text:style-name="T68">4</text:span><text:span text:style-name="T67">] Eguiluz</text:span><text:span text:style-name="T69">, </text:span><text:span text:style-name="T70">J</text:span><text:span text:style-name="T69">. (20</text:span><text:span text:style-name="T70">12</text:span><text:span text:style-name="T69">). </text:span><text:span text:style-name="T70">Desarrollo web ágil con Symfony2</text:span></text:p>
      <text:p text:style-name="P43"/>
      <text:p text:style-name="P46"><text:span text:style-name="T77">[</text:span><text:span text:style-name="T76">5] Sitio oficial del Gobierno de la Provincia de Santa Fe, </text:span><text:span text:style-name="T78">Santa Fe es Salud, </text:span><text:a xlink:type="simple" xlink:href="https://www.santafe.gob.ar/santafeessalud/public/index.php/eje/4" text:style-name="Internet_20_link" text:visited-style-name="Visited_20_Internet_20_Link"><text:span text:style-name="T78">https://www.santafe.gob.ar/santafeessalud/public/index.php/eje/4</text:span></text:a></text:p>
      <text:p text:style-name="P44"/>
      <text:p text:style-name="P46"><text:span text:style-name="T79">[6] </text:span><text:span text:style-name="T78">Información y Gestión -1a ed.- Santa Fe: Ministerio de Salud Pública de la Provincia de Santa F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next-style-name="Heading_20_2" style:class="text" style:master-page-name="">
      <loext:graphic-properties draw:fill="none" draw:fill-color="#729fcf"/>
      <style:paragraph-properties fo:margin-top="0cm" fo:margin-bottom="0cm" loext:contextual-spacing="false" fo:line-height="120%" fo:text-align="justify" style:justify-single-word="false" style:page-number="auto" fo:background-color="transparent">
        <style:tab-stops/>
        <style:drop-cap/>
      </style:paragraph-properties>
      <style:text-properties fo:font-variant="normal" fo:text-transform="none" style:font-name="Arial" fo:font-family="Arial" style:font-style-name="Normal" style:font-family-generic="swiss" style:font-pitch="variable" style:font-size-asian="10.5pt" style:font-relief="non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loext: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loext:contextual-spacing="false" fo:text-align="end" style:justify-single-word="false" fo:background-color="transparent" style:shadow="none">
        <style:tab-stops/>
      </style:paragraph-properties>
      <style:text-properties style:font-name="Arial1"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1"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loext: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1"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loext: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loext:contextual-spacing="false" fo:text-indent="0cm" style:auto-text-indent="false" style:writing-mode="page">
        <style:tab-stops>
          <style:tab-stop style:position="16cm" style:type="right" style:leader-style="dotted" style:leader-text="."/>
        </style:tab-stops>
      </style:paragraph-properties>
      <style:text-properties style:font-name="DejaVu Sans Condensed"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loext:contextual-spacing="false" style:register-true="true" style:page-number="auto" text:number-lines="false" text:line-number="0">
        <style:tab-stops/>
      </style:paragraph-properties>
      <style:text-properties style:font-name="Arial"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Chapter_20_Page">
      <loext:graphic-properties draw:fill="none" draw:fill-color="#729fcf"/>
      <style:paragraph-properties fo:margin-top="0cm" fo:margin-bottom="0cm" loext:contextual-spacing="false" fo:text-align="end" style:justify-single-word="false" fo:keep-together="always" style:page-number="auto" fo:break-before="auto" fo:break-after="auto" fo:background-color="transparent" fo:padding="0.049cm" fo:border-left="none" fo:border-right="none" fo:border-top="none" fo:border-bottom="0.06pt solid #000000" style:shadow="none"/>
      <style:text-properties style:font-name="DejaVu Serif" fo:font-family="'DejaVu Serif'" style:font-style-name="Negrita" style:font-family-generic="roman" style:font-pitch="variable" fo:font-size="4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Arial1"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1"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2"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style:num-format="1">
        <style:list-level-properties text:list-level-position-and-space-mode="label-alignment">
          <style:list-level-label-alignment text:label-followed-by="nothing"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1_20_sebas" style:display-name="Lista 1 sebas">
      <text:list-level-style-bullet text:level="1" text:style-name="Bullet_20_Symbols"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text-properties fo:language="es" fo:country="AR"/>
    </style:style>
    <style:style style:name="MP8" style:family="paragraph" style:parent-style-name="Footer_20_right">
      <style:text-properties style:font-name="Arial2" fo:font-size="10pt" fo:language="es" fo:country="AR" officeooo:paragraph-rsid="002bbb0c" style:font-size-asian="10pt" style:font-size-complex="10pt"/>
    </style:style>
    <style:style style:name="MP9" style:family="paragraph" style:parent-style-name="Footer">
      <style:text-properties style:font-name="Arial2" fo:font-size="10pt" fo:language="es" fo:country="AR" officeooo:paragraph-rsid="002bbb0c" style:font-size-asian="10pt" style:font-size-complex="10pt"/>
    </style:style>
    <style:style style:name="MP10" style:family="paragraph" style:parent-style-name="Footer">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0pt" fo:language="es" fo:country="AR" fo:font-style="normal" style:text-underline-style="none" fo:font-weight="normal" officeooo:rsid="0046d7ca" officeooo:paragraph-rsid="002bbb0c" style:font-name-asian="AR PL UMing HK" style:font-size-asian="10pt" style:font-style-asian="normal" style:font-weight-asian="normal" style:font-name-complex="Lohit Devanagari" style:font-size-complex="10pt" style:font-style-complex="normal" style:font-weight-complex="normal"/>
    </style:style>
    <style:style style:name="MP11" style:family="paragraph" style:parent-style-name="Header">
      <style:paragraph-properties fo:text-align="center" style:justify-single-word="false"/>
      <style:text-properties style:font-name="Arial2" fo:font-size="10pt" fo:language="es" fo:country="AR" officeooo:rsid="002e439c" officeooo:paragraph-rsid="002e439c" style:font-size-asian="10pt" style:font-size-complex="10pt"/>
    </style:style>
    <style:style style:name="MP12"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MP13"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MP14"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MP15"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2"><draw:frame draw:style-name="Mfr1" draw:name="Imagen1" text:anchor-type="paragraph" svg:x="0.101cm" svg:y="-0.143cm" svg:width="4.637cm" svg:height="2.247cm" draw:z-index="0"><draw:image xlink:href="Pictures/10000000000001420000009CD13F19AC58FB2B18.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style:header-first>
      <style:header-left>
        <text:p text:style-name="MP6"/>
      </style:header-left>
    </style:master-page>
    <style:master-page style:name="HTML" style:page-layout-name="Mpm2"/>
    <style:master-page style:name="TOC_20_Page_20_Right" style:display-name="TOC Page Right" style:page-layout-name="Mpm3"/>
    <style:master-page style:name="LOF_20_Page_20_Right" style:display-name="LOF Page Right" style:page-layout-name="Mpm4"/>
    <style:master-page style:name="LOT_20_Page_20_Right" style:display-name="LOT Page Right" style:page-layout-name="Mpm3"/>
    <style:master-page style:name="ABB_20_Page_20_Right" style:display-name="ABB Page Right" style:page-layout-name="Mpm4"/>
    <style:master-page style:name="Dedicatoria" style:page-layout-name="Mpm5"/>
    <style:master-page style:name="Anotaciones" style:page-layout-name="Mpm6"/>
    <style:master-page style:name="First_20_Page" style:display-name="First Page" style:page-layout-name="Mpm7" style:next-style-name="Standard">
      <style:header>
        <text:p text:style-name="MP1"/>
      </style:header>
    </style:master-page>
    <style:master-page style:name="Left_20_Page" style:display-name="Left Page" style:page-layout-name="Mpm8" style:next-style-name="Right_20_Page"/>
    <style:master-page style:name="Right_20_Page" style:display-name="Right Page" style:page-layout-name="Mpm9" style:next-style-name="Left_20_Page"/>
    <style:master-page style:name="Página_20_de_20_Capítulo" style:display-name="Página de Capítulo" style:page-layout-name="Mpm5"/>
    <style:master-page style:name="Chapter_20_Page" style:display-name="Chapter Page" style:page-layout-name="Mpm3"/>
    <style:master-page style:name="Resumen" style:page-layout-name="Mpm10"/>
    <style:master-page style:name="Caratula1" style:page-layout-name="Mpm1">
      <style:header>
        <text:p text:style-name="MP1"/>
      </style:header>
      <style:header-first>
        <text:p text:style-name="MP2"><draw:frame draw:style-name="Mfr1" draw:name="Imagen3" text:anchor-type="paragraph" svg:x="0.101cm" svg:y="-0.143cm" svg:width="4.637cm" svg:height="2.247cm" draw:z-index="0"><draw:image xlink:href="Pictures/10000000000001420000009C4A6345A1841BF1AB.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style:header-first>
      <style:header-left>
        <text:p text:style-name="MP6"/>
      </style:header-left>
    </style:master-page>
    <style:master-page style:name="Caratula2" style:page-layout-name="Mpm11">
      <style:footer>
        <text:p text:style-name="MP7"/>
      </style:footer>
      <style:footer-first>
        <text:p text:style-name="MP8">Facultad de Ingeniería y Ciencias Hídricas</text:p>
        <text:p text:style-name="MP9">Universidad Nacional del Litoral</text:p>
        <text:p text:style-name="MP9">Ruta Nacional N° 168 Km 472,4 </text:p>
        <text:p text:style-name="MP10">Santa Fe, Argentina</text:p>
      </style:footer-first>
    </style:master-page>
    <style:master-page style:name="Agradecimientos" style:page-layout-name="Mpm10"/>
    <style:master-page style:name="Capitulo1" style:page-layout-name="Mpm12">
      <style:header>
        <text:p text:style-name="MP11"><text:title>Plataforma Web para centralización de camas críticas de internación en hospitales de la Provincia de Santa Fe</text:title></text:p>
      </style:header>
      <style:header-first>
        <text:p text:style-name="MP6"/>
      </style:header-first>
      <style:header-left>
        <text:p text:style-name="MP12">1. Introducción</text:p>
        <text:p text:style-name="MP12"/>
      </style:header-left>
    </style:master-page>
    <style:master-page style:name="Capitulo2" style:page-layout-name="Mpm13">
      <style:header>
        <text:p text:style-name="MP13">2. Contexto</text:p>
        <text:p text:style-name="MP13"/>
      </style:header>
      <style:header-first>
        <text:p text:style-name="MP14"><text:title>Plataforma Web para centralización de camas críticas de internación en hospitales de la Provincia de Santa Fe</text:title></text:p>
      </style:header-first>
      <style:header-left>
        <text:p text:style-name="MP14"><text:title>Plataforma Web para centralización de camas críticas de internación en hospitales de la Provincia de Santa Fe</text:title></text:p>
      </style:header-left>
    </style:master-page>
    <style:master-page style:name="Capitulo3" style:page-layout-name="Mpm5"/>
    <style:master-page style:name="Referencias" style:page-layout-name="Mpm13">
      <style:header>
        <text:p text:style-name="MP15">Referencias</text:p>
        <text:p text:style-name="MP15"/>
      </style:header>
    </style:master-page>
    <style:master-page style:name="Lista_20_de_20_Figuras" style:display-name="Lista de Figuras" style:page-layout-name="Mpm14"/>
    <style:master-page style:name="Lista_20_de_20_Tablas" style:display-name="Lista de Tablas"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22:01:42.103395338</meta:creation-date>
    <dc:date>2018-09-02T15:22:46.087185781</dc:date>
    <meta:editing-duration>PT15H7M37S</meta:editing-duration>
    <meta:editing-cycles>151</meta:editing-cycles>
    <meta:generator>LibreOffice/6.0.5.2$Linux_X86_64 LibreOffice_project/00m0$Build-2</meta:generator>
    <dc:title>Plataforma Web para centralización de camas críticas de internación en hospitales de la Provincia de Santa Fe</dc:title>
    <meta:document-statistic meta:table-count="1" meta:image-count="2" meta:object-count="0" meta:page-count="21" meta:paragraph-count="299" meta:word-count="2897" meta:character-count="18210" meta:non-whitespace-character-count="15691"/>
  </office:meta>
</office:document-meta>
</file>